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.5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1cm" fo:min-width="1.33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1.63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1cm" fo:min-width="2.16cm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2cm" fo:min-width="6.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2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0cm"/>
    </style:style>
    <style:style style:name="gr16" style:family="graphic" style:parent-style-name="standard">
      <style:graphic-properties draw:stroke="none" svg:stroke-color="#000000" draw:fill="none" draw:fill-color="#ffffff" fo:min-height="0.489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23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5cm" fo:min-width="2.2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5cm" fo:min-width="0.9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1.2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5cm" fo:min-width="1.65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62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3.04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5cm" fo:min-width="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3cm" fo:min-width="4.1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3.8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19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3.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2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cm" fo:min-width="1.8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99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cm" fo:min-width="2.19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8cm" fo:min-width="3.96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8cm" fo:min-width="1.8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8cm" fo:min-width="2.173cm"/>
    </style:style>
    <style:style style:name="gr40" style:family="graphic" style:parent-style-name="standard">
      <style:graphic-properties draw:stroke="none" draw:fill="none" fo:min-height="0.5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1.3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1cm" fo:min-width="1.63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8cm" fo:min-width="1.331cm"/>
    </style:style>
    <style:style style:name="gr44" style:family="graphic" style:parent-style-name="standard">
      <style:graphic-properties draw:stroke="none" draw:fill="none" fo:min-height="0.88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7cm" fo:min-width="1.33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3cm" fo:min-width="5.0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164cm"/>
    </style:style>
    <style:style style:name="P1" style:family="paragraph">
      <style:paragraph-properties fo:text-align="center"/>
    </style:style>
    <style:style style:name="P2" style:family="paragraph">
      <style:text-properties fo:font-size="15pt" style:text-underline-style="solid" style:text-underline-width="auto" style:text-underline-color="font-color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text-properties fo:font-size="15pt" fo:text-shadow="1pt 1pt" fo:font-weight="bold" style:font-size-asian="15pt" style:font-weight-asian="bold" style:font-size-complex="15pt" style:font-weight-complex="bold"/>
    </style:style>
    <style:style style:name="P7" style:family="paragraph">
      <style:text-properties fo:font-size="16pt" fo:text-shadow="1pt 1pt" fo:font-weight="bold" style:font-size-asian="16pt" style:font-weight-asian="bold" style:font-size-complex="16pt" style:font-weight-complex="bold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style:text-properties fo:font-size="13pt" fo:text-shadow="none" fo:font-weight="bold" style:font-size-asian="13pt" style:font-weight-asian="bold" style:font-size-complex="13pt" style:font-weight-complex="bold"/>
    </style:style>
    <style:style style:name="P11" style:family="paragraph">
      <style:text-properties fo:font-size="13pt" fo:font-weight="bold" style:font-size-asian="13pt" style:font-weight-asian="bold" style:font-size-complex="13pt" style:font-weight-complex="bold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text-properties style:text-underline-style="none"/>
    </style:style>
    <style:style style:name="P14" style:family="paragraph">
      <style:text-properties fo:font-size="15pt" style:text-underline-style="none" style:font-size-asian="15pt" style:font-size-complex="15pt"/>
    </style:style>
    <style:style style:name="P15" style:family="paragraph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16" style:family="paragraph">
      <style:text-properties fo:font-size="13pt" style:text-underline-style="none" style:font-size-asian="13pt" style:font-size-complex="13pt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text-shadow="1pt 1pt" fo:font-weight="bold" style:font-size-asian="15pt" style:font-weight-asian="bold" style:font-size-complex="15pt" style:font-weight-complex="bold"/>
    </style:style>
    <style:style style:name="T4" style:family="text">
      <style:text-properties fo:font-size="16pt" fo:text-shadow="1pt 1pt" fo:font-weight="bold" style:font-size-asian="16pt" style:font-weight-asian="bold" style:font-size-complex="16pt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text-shadow="none" fo:font-weight="bold" style:font-size-asian="11pt" style:font-weight-asian="bold" style:font-size-complex="11pt" style:font-weight-complex="bold"/>
    </style:style>
    <style:style style:name="T7" style:family="text">
      <style:text-properties fo:font-size="15pt" style:text-underline-style="none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10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11" style:family="text">
      <style:text-properties fo:font-size="13pt" style:text-underline-style="none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4cm" svg:height="0.8cm" svg:x="3.565cm" svg:y="11.55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865cm" svg:y1="11.553cm" svg:x2="6.865cm" svg:y2="12.353cm">
          <text:p/>
        </draw:line>
        <draw:line draw:style-name="gr2" draw:text-style-name="P1" draw:layer="layout" svg:x1="10.765cm" svg:y1="11.553cm" svg:x2="10.765cm" svg:y2="12.353cm">
          <text:p/>
        </draw:line>
        <draw:line draw:style-name="gr2" draw:text-style-name="P1" draw:layer="layout" svg:x1="14.265cm" svg:y1="11.553cm" svg:x2="14.265cm" svg:y2="12.353cm">
          <text:p/>
        </draw:line>
        <draw:frame draw:style-name="gr3" draw:text-style-name="P2" draw:layer="layout" svg:width="2.263cm" svg:height="1cm" svg:x="4.165cm" svg:y="11.553cm">
          <draw:text-box>
            <text:p><text:span text:style-name="T1">name </text:span></text:p>
          </draw:text-box>
        </draw:frame>
        <draw:frame draw:style-name="gr4" draw:text-style-name="P3" draw:layer="layout" svg:width="2.691cm" svg:height="0.839cm" svg:x="7.465cm" svg:y="11.553cm">
          <draw:text-box>
            <text:p><text:span text:style-name="T2">meets_at</text:span></text:p>
          </draw:text-box>
        </draw:frame>
        <draw:custom-shape draw:style-name="gr1" draw:text-style-name="P1" draw:layer="layout" svg:width="8.361cm" svg:height="0.773cm" svg:x="6.292cm" svg:y="15.35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422cm" svg:y1="15.358cm" svg:x2="10.422cm" svg:y2="16.131cm">
          <text:p/>
        </draw:line>
        <draw:custom-shape draw:style-name="gr1" draw:text-style-name="P1" draw:layer="layout" svg:width="11.7cm" svg:height="0.8cm" svg:x="5.065cm" svg:y="17.59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065cm" svg:y1="17.592cm" svg:x2="8.065cm" svg:y2="18.392cm">
          <text:p/>
        </draw:line>
        <draw:line draw:style-name="gr2" draw:text-style-name="P1" draw:layer="layout" svg:x1="12.565cm" svg:y1="17.592cm" svg:x2="12.565cm" svg:y2="18.392cm">
          <text:p/>
        </draw:line>
        <draw:custom-shape draw:style-name="gr1" draw:text-style-name="P1" draw:layer="layout" svg:width="16.8cm" svg:height="0.8cm" svg:x="2.465cm" svg:y="9.15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665cm" svg:y1="9.153cm" svg:x2="5.665cm" svg:y2="9.953cm">
          <text:p/>
        </draw:line>
        <draw:line draw:style-name="gr2" draw:text-style-name="P1" draw:layer="layout" svg:x1="8.965cm" svg:y1="9.153cm" svg:x2="8.965cm" svg:y2="9.953cm">
          <text:p/>
        </draw:line>
        <draw:line draw:style-name="gr2" draw:text-style-name="P1" draw:layer="layout" svg:x1="12.265cm" svg:y1="9.153cm" svg:x2="12.265cm" svg:y2="9.953cm">
          <text:p/>
        </draw:line>
        <draw:line draw:style-name="gr2" draw:text-style-name="P1" draw:layer="layout" svg:x1="15.765cm" svg:y1="9.153cm" svg:x2="15.765cm" svg:y2="9.953cm">
          <text:p/>
        </draw:line>
        <draw:frame draw:style-name="gr4" draw:text-style-name="P2" draw:layer="layout" svg:width="1.802cm" svg:height="0.839cm" svg:x="3.165cm" svg:y="9.153cm">
          <draw:text-box>
            <text:p><text:span text:style-name="T1">snum</text:span></text:p>
          </draw:text-box>
        </draw:frame>
        <draw:frame draw:style-name="gr4" draw:text-style-name="P3" draw:layer="layout" svg:width="2.098cm" svg:height="0.839cm" svg:x="6.365cm" svg:y="9.153cm">
          <draw:text-box>
            <text:p><text:span text:style-name="T2">sname</text:span></text:p>
          </draw:text-box>
        </draw:frame>
        <draw:frame draw:style-name="gr4" draw:text-style-name="P3" draw:layer="layout" svg:width="1.831cm" svg:height="0.839cm" svg:x="9.634cm" svg:y="9.114cm">
          <draw:text-box>
            <text:p><text:span text:style-name="T2">major</text:span></text:p>
          </draw:text-box>
        </draw:frame>
        <draw:frame draw:style-name="gr4" draw:text-style-name="P3" draw:layer="layout" svg:width="1.598cm" svg:height="0.839cm" svg:x="12.667cm" svg:y="9.114cm">
          <draw:text-box>
            <text:p><text:span text:style-name="T2">level</text:span></text:p>
          </draw:text-box>
        </draw:frame>
        <draw:frame draw:style-name="gr5" draw:text-style-name="P3" draw:layer="layout" svg:width="1.391cm" svg:height="0.839cm" svg:x="16.774cm" svg:y="9.153cm">
          <draw:text-box>
            <text:p><text:span text:style-name="T2">age</text:span></text:p>
          </draw:text-box>
        </draw:frame>
        <draw:frame draw:style-name="gr4" draw:text-style-name="P3" draw:layer="layout" svg:width="1.713cm" svg:height="0.839cm" svg:x="11.565cm" svg:y="11.553cm">
          <draw:text-box>
            <text:p><text:span text:style-name="T2">room</text:span></text:p>
          </draw:text-box>
        </draw:frame>
        <draw:frame draw:style-name="gr4" draw:text-style-name="P2" draw:layer="layout" svg:width="1.065cm" svg:height="0.839cm" svg:x="15.5cm" svg:y="11.553cm">
          <draw:text-box>
            <text:p text:style-name="P4"><text:span text:style-name="T1">fid</text:span></text:p>
          </draw:text-box>
        </draw:frame>
        <draw:frame draw:style-name="gr6" draw:text-style-name="P2" draw:layer="layout" svg:width="1.816cm" svg:height="0.839cm" svg:x="7.601cm" svg:y="15.358cm">
          <draw:text-box>
            <text:p><text:span text:style-name="T1">snum</text:span></text:p>
          </draw:text-box>
        </draw:frame>
        <draw:frame draw:style-name="gr7" draw:text-style-name="P2" draw:layer="layout" svg:width="2.113cm" svg:height="0.839cm" svg:x="11.532cm" svg:y="15.321cm">
          <draw:text-box>
            <text:p><text:span text:style-name="T1">cname</text:span></text:p>
          </draw:text-box>
        </draw:frame>
        <draw:frame draw:style-name="gr4" draw:text-style-name="P2" draw:layer="layout" svg:width="1.065cm" svg:height="0.839cm" svg:x="6.065cm" svg:y="17.553cm">
          <draw:text-box>
            <text:p><text:span text:style-name="T1">fid</text:span></text:p>
          </draw:text-box>
        </draw:frame>
        <draw:frame draw:style-name="gr4" draw:text-style-name="P3" draw:layer="layout" svg:width="1.979cm" svg:height="0.839cm" svg:x="9.386cm" svg:y="17.553cm">
          <draw:text-box>
            <text:p><text:span text:style-name="T2">fname</text:span></text:p>
          </draw:text-box>
        </draw:frame>
        <draw:frame draw:style-name="gr4" draw:text-style-name="P3" draw:layer="layout" svg:width="2.25cm" svg:height="0.839cm" svg:x="13.615cm" svg:y="17.592cm">
          <draw:text-box>
            <text:p><text:span text:style-name="T2">dept_id</text:span></text:p>
          </draw:text-box>
        </draw:frame>
        <draw:line draw:style-name="gr2" draw:text-style-name="P5" draw:layer="layout" svg:x1="2.465cm" svg:y1="9.553cm" svg:x2="1.865cm" svg:y2="9.553cm">
          <text:p/>
        </draw:line>
        <draw:line draw:style-name="gr2" draw:text-style-name="P5" xml:id="id3" draw:id="id3" draw:layer="layout" svg:x1="1.865cm" svg:y1="9.553cm" svg:x2="1.865cm" svg:y2="14.553cm">
          <text:p/>
        </draw:line>
        <draw:line draw:style-name="gr8" draw:text-style-name="P5" xml:id="id4" draw:id="id4" draw:layer="layout" svg:x1="1.865cm" svg:y1="14.953cm" svg:x2="6.265cm" svg:y2="14.953cm">
          <text:p/>
        </draw:line>
        <draw:line draw:style-name="gr2" draw:text-style-name="P5" xml:id="id5" draw:id="id5" draw:layer="layout" svg:x1="3.565cm" svg:y1="11.853cm" svg:x2="2.665cm" svg:y2="11.853cm">
          <text:p/>
        </draw:line>
        <draw:line draw:style-name="gr2" draw:text-style-name="P5" xml:id="id6" draw:id="id6" draw:layer="layout" svg:x1="2.665cm" svg:y1="13.753cm" svg:x2="13.545cm" svg:y2="13.753cm">
          <text:p/>
        </draw:line>
        <draw:line draw:style-name="gr8" draw:text-style-name="P5" draw:layer="layout" svg:x1="13.545cm" svg:y1="13.753cm" svg:x2="13.545cm" svg:y2="15.299cm">
          <text:p/>
        </draw:line>
        <draw:line draw:style-name="gr2" draw:text-style-name="P5" xml:id="id1" draw:id="id1" draw:layer="layout" svg:x1="6.665cm" svg:y1="19.253cm" svg:x2="19.765cm" svg:y2="19.253cm">
          <text:p/>
        </draw:line>
        <draw:connector draw:style-name="gr8" draw:text-style-name="P5" draw:layer="layout" svg:x1="19.765cm" svg:y1="19.253cm" svg:x2="17.565cm" svg:y2="11.953cm" draw:start-shape="id1" draw:start-glue-point="1" draw:end-shape="id2" draw:end-glue-point="1" svg:d="m19765 19253v-7300h-2200" svg:viewBox="0 0 2201 7301">
          <text:p/>
        </draw:connector>
        <draw:line draw:style-name="gr2" draw:text-style-name="P5" draw:layer="layout" svg:x1="6.665cm" svg:y1="19.253cm" svg:x2="6.665cm" svg:y2="18.353cm">
          <text:p/>
        </draw:line>
        <draw:frame draw:style-name="gr9" draw:text-style-name="P6" draw:layer="layout" svg:width="2.471cm" svg:height="0.839cm" svg:x="9.265cm" svg:y="8.175cm">
          <draw:text-box>
            <text:p><text:span text:style-name="T3">Student</text:span></text:p>
          </draw:text-box>
        </draw:frame>
        <draw:frame draw:style-name="gr4" draw:text-style-name="P6" draw:layer="layout" svg:width="1.92cm" svg:height="0.839cm" svg:x="9.665cm" svg:y="10.553cm">
          <draw:text-box>
            <text:p><text:span text:style-name="T3">Class</text:span></text:p>
          </draw:text-box>
        </draw:frame>
        <draw:connector draw:style-name="gr2" draw:text-style-name="P5" draw:layer="layout" draw:type="line" svg:x1="1.865cm" svg:y1="14.553cm" svg:x2="1.865cm" svg:y2="14.953cm" draw:start-shape="id3" draw:start-glue-point="2" draw:end-shape="id4" draw:end-glue-point="3" svg:d="m1865 14553v400" svg:viewBox="0 0 1 401">
          <text:p/>
        </draw:connector>
        <draw:connector draw:style-name="gr2" draw:text-style-name="P5" draw:layer="layout" draw:type="line" svg:x1="2.665cm" svg:y1="11.853cm" svg:x2="2.665cm" svg:y2="13.753cm" draw:start-shape="id5" draw:start-glue-point="3" draw:end-shape="id6" draw:end-glue-point="3" svg:d="m2665 11853v1900" svg:viewBox="0 0 1 1901">
          <text:p/>
        </draw:connector>
        <draw:frame draw:style-name="gr10" draw:text-style-name="P6" draw:layer="layout" svg:width="2.638cm" svg:height="0.839cm" svg:x="9.165cm" svg:y="14.314cm">
          <draw:text-box>
            <text:p><text:span text:style-name="T3">Enrolled</text:span></text:p>
          </draw:text-box>
        </draw:frame>
        <draw:frame draw:style-name="gr4" draw:text-style-name="P6" draw:layer="layout" svg:width="2.36cm" svg:height="0.839cm" svg:x="9.605cm" svg:y="16.753cm">
          <draw:text-box>
            <text:p><text:span text:style-name="T3">Faculty</text:span></text:p>
          </draw:text-box>
        </draw:frame>
        <draw:frame draw:style-name="gr11" draw:text-style-name="P7" draw:layer="layout" svg:width="6.3cm" svg:height="0.878cm" svg:x="7.5cm" svg:y="1.522cm">
          <draw:text-box>
            <text:p><text:span text:style-name="T4"><text:s/></text:span><text:span text:style-name="T4">SCHEMA DIAGRAM </text:span></text:p>
          </draw:text-box>
        </draw:frame>
        <draw:frame draw:style-name="gr4" draw:text-style-name="P6" draw:layer="layout" svg:width="3.448cm" svg:height="0.839cm" svg:x="8.9cm" svg:y="4.961cm">
          <draw:text-box>
            <text:p><text:span text:style-name="T3">Program - 1</text:span></text:p>
          </draw:text-box>
        </draw:frame>
        <draw:frame draw:style-name="gr4" draw:text-style-name="P9" draw:layer="layout" svg:width="1.04cm" svg:height="0.683cm" svg:x="3.5cm" svg:y="10cm">
          <draw:text-box>
            <text:p text:style-name="P8"><text:span text:style-name="T5">PK</text:span></text:p>
          </draw:text-box>
        </draw:frame>
        <draw:frame draw:style-name="gr4" draw:text-style-name="P10" draw:layer="layout" svg:width="1.04cm" svg:height="0.683cm" svg:x="4.56cm" svg:y="12.417cm">
          <draw:text-box>
            <text:p text:style-name="P10"><text:span text:style-name="T6">PK</text:span></text:p>
          </draw:text-box>
        </draw:frame>
        <draw:frame draw:style-name="gr4" draw:text-style-name="P9" draw:layer="layout" svg:width="1.018cm" svg:height="0.683cm" svg:x="15.234cm" svg:y="12.4cm">
          <draw:text-box>
            <text:p text:style-name="P8"><text:span text:style-name="T5">FK</text:span></text:p>
          </draw:text-box>
        </draw:frame>
        <draw:frame draw:style-name="gr4" draw:text-style-name="P9" draw:layer="layout" svg:width="1.666cm" svg:height="0.683cm" svg:x="7.6cm" svg:y="16.117cm">
          <draw:text-box>
            <text:p text:style-name="P8"><text:span text:style-name="T5">PK,FK</text:span></text:p>
          </draw:text-box>
        </draw:frame>
        <draw:frame draw:style-name="gr4" draw:text-style-name="P9" draw:layer="layout" svg:width="1.666cm" svg:height="0.683cm" svg:x="11.434cm" svg:y="16.017cm">
          <draw:text-box>
            <text:p text:style-name="P8"><text:span text:style-name="T5">PK,FK</text:span></text:p>
          </draw:text-box>
        </draw:frame>
        <draw:frame draw:style-name="gr12" draw:text-style-name="P10" draw:layer="layout" svg:width="1.04cm" svg:height="0.683cm" svg:x="5.56cm" svg:y="18.3cm">
          <draw:text-box>
            <text:p text:style-name="P10"><text:span text:style-name="T6">PK</text:span></text:p>
          </draw:text-box>
        </draw:frame>
        <draw:frame draw:style-name="gr13" draw:text-style-name="P10" draw:layer="layout" svg:width="7.2cm" svg:height="0.683cm" svg:x="5.3cm" svg:y="21.817cm">
          <draw:text-box>
            <text:p text:style-name="P10"><text:span text:style-name="T6">PK - Primary key</text:span></text:p>
          </draw:text-box>
        </draw:frame>
        <draw:frame draw:style-name="gr14" draw:text-style-name="P11" draw:layer="layout" svg:width="7.718cm" svg:height="0.683cm" svg:x="5.282cm" svg:y="22.617cm">
          <draw:text-box>
            <text:p text:style-name="P8"><text:span text:style-name="T5">FK - Foreign key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6.6cm" svg:height="0.6cm" svg:x="2.4cm" svg:y="6.83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7cm" svg:y1="6.839cm" svg:x2="4.7cm" svg:y2="7.439cm">
          <text:p/>
        </draw:line>
        <draw:line draw:style-name="gr2" draw:text-style-name="P1" draw:layer="layout" svg:x1="6.8cm" svg:y1="6.839cm" svg:x2="6.8cm" svg:y2="7.439cm">
          <text:p/>
        </draw:line>
        <draw:line draw:style-name="gr2" draw:text-style-name="P1" draw:layer="layout" svg:x1="8.8cm" svg:y1="6.839cm" svg:x2="8.8cm" svg:y2="7.439cm">
          <text:p/>
        </draw:line>
        <draw:line draw:style-name="gr2" draw:text-style-name="P1" draw:layer="layout" svg:x1="11.4cm" svg:y1="6.839cm" svg:x2="11.4cm" svg:y2="7.439cm">
          <text:p/>
        </draw:line>
        <draw:line draw:style-name="gr2" draw:text-style-name="P1" draw:layer="layout" svg:x1="13.8cm" svg:y1="6.839cm" svg:x2="13.8cm" svg:y2="7.439cm">
          <text:p/>
        </draw:line>
        <draw:line draw:style-name="gr2" draw:text-style-name="P1" draw:layer="layout" svg:x1="16.2cm" svg:y1="6.839cm" svg:x2="16.2cm" svg:y2="7.439cm">
          <text:p/>
        </draw:line>
        <draw:custom-shape draw:style-name="gr1" draw:text-style-name="P1" draw:layer="layout" svg:width="13.9cm" svg:height="0.6cm" svg:x="3.5cm" svg:y="10.1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0.6cm" svg:x="6.3cm" svg:y="13.9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2cm" svg:height="0.7cm" svg:x="3.7cm" svg:y="17.3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3cm" svg:y1="10.139cm" svg:x2="7.3cm" svg:y2="10.739cm">
          <text:p/>
        </draw:line>
        <draw:line draw:style-name="gr2" draw:text-style-name="P1" draw:layer="layout" svg:x1="11.8cm" svg:y1="10.139cm" svg:x2="11.8cm" svg:y2="10.739cm">
          <text:p/>
        </draw:line>
        <draw:line draw:style-name="gr2" draw:text-style-name="P1" draw:layer="layout" svg:x1="10.3cm" svg:y1="13.917cm" svg:x2="10.3cm" svg:y2="14.517cm">
          <text:p/>
        </draw:line>
        <draw:line draw:style-name="gr2" draw:text-style-name="P1" draw:layer="layout" svg:x1="7.8cm" svg:y1="17.378cm" svg:x2="7.8cm" svg:y2="18.078cm">
          <text:p/>
        </draw:line>
        <draw:line draw:style-name="gr2" draw:text-style-name="P1" draw:layer="layout" svg:x1="12.9cm" svg:y1="17.378cm" svg:x2="12.9cm" svg:y2="18.078cm">
          <text:p/>
        </draw:line>
        <draw:custom-shape draw:style-name="gr1" draw:text-style-name="P1" draw:layer="layout" svg:width="7.5cm" svg:height="0.6cm" svg:x="7.5cm" svg:y="20.7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299cm" svg:y1="13.916cm" svg:x2="10.299cm" svg:y2="14.516cm">
          <text:p/>
        </draw:line>
        <draw:line draw:style-name="gr2" draw:text-style-name="P1" draw:layer="layout" svg:x1="11.2cm" svg:y1="20.778cm" svg:x2="11.2cm" svg:y2="21.378cm">
          <text:p/>
        </draw:line>
        <draw:frame draw:style-name="gr4" draw:text-style-name="P2" draw:layer="layout" svg:width="1.095cm" svg:height="0.839cm" svg:x="3cm" svg:y="6.7cm">
          <draw:text-box>
            <text:p><text:span text:style-name="T1">no</text:span></text:p>
          </draw:text-box>
        </draw:frame>
        <draw:frame draw:style-name="gr4" draw:text-style-name="P3" draw:layer="layout" svg:width="1.565cm" svg:height="0.839cm" svg:x="4.9cm" svg:y="6.7cm">
          <draw:text-box>
            <text:p><text:span text:style-name="T2">from</text:span></text:p>
          </draw:text-box>
        </draw:frame>
        <draw:frame draw:style-name="gr4" draw:text-style-name="P3" draw:layer="layout" svg:width="0.947cm" svg:height="0.839cm" svg:x="7.253cm" svg:y="6.739cm">
          <draw:text-box>
            <text:p><text:span text:style-name="T2">to</text:span></text:p>
          </draw:text-box>
        </draw:frame>
        <draw:frame draw:style-name="gr15" draw:text-style-name="P3" draw:layer="layout" svg:width="2.487cm" svg:height="0.839cm" svg:x="8.813cm" svg:y="6.739cm">
          <draw:text-box>
            <text:p><text:span text:style-name="T2">distance</text:span></text:p>
          </draw:text-box>
        </draw:frame>
        <draw:frame draw:style-name="gr4" draw:text-style-name="P3" draw:layer="layout" svg:width="1.954cm" svg:height="0.839cm" svg:x="14cm" svg:y="6.7cm">
          <draw:text-box>
            <text:p><text:span text:style-name="T2">arrival</text:span></text:p>
          </draw:text-box>
        </draw:frame>
        <draw:frame draw:style-name="gr4" draw:text-style-name="P3" draw:layer="layout" svg:width="2.28cm" svg:height="0.839cm" svg:x="11.4cm" svg:y="6.739cm">
          <draw:text-box>
            <text:p><text:span text:style-name="T2">departs</text:span></text:p>
          </draw:text-box>
        </draw:frame>
        <draw:frame draw:style-name="gr4" draw:text-style-name="P3" draw:layer="layout" svg:width="1.658cm" svg:height="0.839cm" svg:x="16.642cm" svg:y="6.739cm">
          <draw:text-box>
            <text:p><text:span text:style-name="T2">price</text:span></text:p>
          </draw:text-box>
        </draw:frame>
        <draw:frame draw:style-name="gr4" draw:text-style-name="P2" draw:layer="layout" svg:width="1.213cm" svg:height="0.839cm" svg:x="4.8cm" svg:y="10cm">
          <draw:text-box>
            <text:p><text:span text:style-name="T1">aid</text:span></text:p>
          </draw:text-box>
        </draw:frame>
        <draw:frame draw:style-name="gr4" draw:text-style-name="P3" draw:layer="layout" svg:width="2.128cm" svg:height="0.839cm" svg:x="8.372cm" svg:y="10.039cm">
          <draw:text-box>
            <text:p><text:span text:style-name="T2">aname</text:span></text:p>
          </draw:text-box>
        </draw:frame>
        <draw:frame draw:style-name="gr4" draw:text-style-name="P3" draw:layer="layout" svg:width="3.999cm" svg:height="0.839cm" svg:x="12.6cm" svg:y="10cm">
          <draw:text-box>
            <text:p><text:span text:style-name="T2">cruising_range</text:span></text:p>
          </draw:text-box>
        </draw:frame>
        <draw:frame draw:style-name="gr4" draw:text-style-name="P2" draw:layer="layout" svg:width="1.213cm" svg:height="0.839cm" svg:x="7.587cm" svg:y="13.778cm">
          <draw:text-box>
            <text:p><text:span text:style-name="T1">eid</text:span></text:p>
          </draw:text-box>
        </draw:frame>
        <draw:frame draw:style-name="gr4" draw:text-style-name="P2" draw:layer="layout" svg:width="1.213cm" svg:height="0.839cm" svg:x="11.6cm" svg:y="13.778cm">
          <draw:text-box>
            <text:p><text:span text:style-name="T1">aid</text:span></text:p>
          </draw:text-box>
        </draw:frame>
        <draw:frame draw:style-name="gr4" draw:text-style-name="P2" draw:layer="layout" svg:width="1.213cm" svg:height="0.839cm" svg:x="5.287cm" svg:y="17.278cm">
          <draw:text-box>
            <text:p><text:span text:style-name="T1">eid</text:span></text:p>
          </draw:text-box>
        </draw:frame>
        <draw:frame draw:style-name="gr4" draw:text-style-name="P3" draw:layer="layout" svg:width="2.128cm" svg:height="0.839cm" svg:x="9.072cm" svg:y="17.339cm">
          <draw:text-box>
            <text:p><text:span text:style-name="T2">ename</text:span></text:p>
          </draw:text-box>
        </draw:frame>
        <draw:frame draw:style-name="gr4" draw:text-style-name="P3" draw:layer="layout" svg:width="1.924cm" svg:height="0.839cm" svg:x="14.076cm" svg:y="17.278cm">
          <draw:text-box>
            <text:p><text:span text:style-name="T2">salary</text:span></text:p>
          </draw:text-box>
        </draw:frame>
        <draw:frame draw:style-name="gr16" draw:text-style-name="P2" draw:layer="layout" svg:width="1.4cm" svg:height="0.839cm" svg:x="8.3cm" svg:y="20.639cm">
          <draw:text-box>
            <text:p><text:span text:style-name="T1">eid</text:span></text:p>
          </draw:text-box>
        </draw:frame>
        <draw:frame draw:style-name="gr4" draw:text-style-name="P2" draw:layer="layout" svg:width="1.095cm" svg:height="0.839cm" svg:x="12.505cm" svg:y="20.639cm">
          <draw:text-box>
            <text:p><text:span text:style-name="T1">no</text:span></text:p>
          </draw:text-box>
        </draw:frame>
        <draw:line draw:style-name="gr2" draw:text-style-name="P5" draw:layer="layout" svg:x1="2.4cm" svg:y1="7.078cm" svg:x2="1.5cm" svg:y2="7.078cm">
          <text:p/>
        </draw:line>
        <draw:line draw:style-name="gr2" draw:text-style-name="P5" draw:layer="layout" svg:x1="1.5cm" svg:y1="22.578cm" svg:x2="13.4cm" svg:y2="22.578cm">
          <text:p/>
        </draw:line>
        <draw:line draw:style-name="gr2" draw:text-style-name="P5" draw:layer="layout" svg:x1="13.4cm" svg:y1="22.578cm" svg:x2="13.4cm" svg:y2="21.378cm">
          <text:p/>
        </draw:line>
        <draw:line draw:style-name="gr2" draw:text-style-name="P5" draw:layer="layout" svg:x1="1.5cm" svg:y1="22.578cm" svg:x2="1.5cm" svg:y2="7.078cm">
          <text:p/>
        </draw:line>
        <draw:line draw:style-name="gr8" draw:text-style-name="P5" draw:layer="layout" svg:x1="13.4cm" svg:y1="22.478cm" svg:x2="13.4cm" svg:y2="21.278cm">
          <text:p/>
        </draw:line>
        <draw:line draw:style-name="gr2" draw:text-style-name="P5" draw:layer="layout" svg:x1="2.2cm" svg:y1="14.278cm" svg:x2="2.2cm" svg:y2="21.278cm">
          <text:p/>
        </draw:line>
        <draw:line draw:style-name="gr2" draw:text-style-name="P5" xml:id="id7" draw:id="id7" draw:layer="layout" svg:x1="2.2cm" svg:y1="14.278cm" svg:x2="6.3cm" svg:y2="14.278cm">
          <text:p/>
        </draw:line>
        <draw:connector draw:style-name="gr8" draw:text-style-name="P5" draw:layer="layout" draw:type="line" svg:x1="6.3cm" svg:y1="14.278cm" svg:x2="6.3cm" svg:y2="14.278cm" draw:start-shape="id7" draw:end-shape="id7" draw:end-glue-point="1" svg:d="" svg:viewBox="0 0 1 1">
          <text:p/>
        </draw:connector>
        <draw:line draw:style-name="gr8" draw:text-style-name="P5" draw:layer="layout" svg:x1="2.2cm" svg:y1="17.778cm" svg:x2="3.8cm" svg:y2="17.778cm">
          <text:p/>
        </draw:line>
        <draw:line draw:style-name="gr8" draw:text-style-name="P5" draw:layer="layout" svg:x1="2.2cm" svg:y1="14.278cm" svg:x2="6.4cm" svg:y2="14.278cm">
          <text:p/>
        </draw:line>
        <draw:line draw:style-name="gr8" draw:text-style-name="P5" draw:layer="layout" svg:x1="2.2cm" svg:y1="21.278cm" svg:x2="7.5cm" svg:y2="21.278cm">
          <text:p/>
        </draw:line>
        <draw:line draw:style-name="gr8" draw:text-style-name="P5" draw:layer="layout" svg:x1="12.6cm" svg:y1="12.378cm" svg:x2="12.6cm" svg:y2="13.878cm">
          <text:p/>
        </draw:line>
        <draw:line draw:style-name="gr2" draw:text-style-name="P5" draw:layer="layout" svg:x1="6cm" svg:y1="10.778cm" svg:x2="6cm" svg:y2="11.978cm">
          <text:p/>
        </draw:line>
        <draw:line draw:style-name="gr2" draw:text-style-name="P5" xml:id="id8" draw:id="id8" draw:layer="layout" svg:x1="6cm" svg:y1="11.978cm" svg:x2="12.6cm" svg:y2="11.978cm">
          <text:p/>
        </draw:line>
        <draw:connector draw:style-name="gr17" draw:text-style-name="P5" draw:layer="layout" svg:x1="12.6cm" svg:y1="11.978cm" svg:x2="12.6cm" svg:y2="11.978cm" draw:start-shape="id8" draw:start-glue-point="1" draw:end-shape="id8" draw:end-glue-point="1" svg:d="" svg:viewBox="0 0 1 1">
          <text:p/>
        </draw:connector>
        <draw:line draw:style-name="gr2" draw:text-style-name="P5" draw:layer="layout" svg:x1="12.6cm" svg:y1="11.978cm" svg:x2="12.6cm" svg:y2="12.578cm">
          <text:p/>
        </draw:line>
        <draw:frame draw:style-name="gr4" draw:text-style-name="P6" draw:layer="layout" svg:width="2.238cm" svg:height="0.839cm" svg:x="9.062cm" svg:y="5.5cm">
          <draw:text-box>
            <text:p><text:span text:style-name="T3">Flights</text:span></text:p>
          </draw:text-box>
        </draw:frame>
        <draw:frame draw:style-name="gr4" draw:text-style-name="P6" draw:layer="layout" svg:width="2.394cm" svg:height="0.839cm" svg:x="9cm" svg:y="9.1cm">
          <draw:text-box>
            <text:p><text:span text:style-name="T3">Aircraft</text:span></text:p>
          </draw:text-box>
        </draw:frame>
        <draw:frame draw:style-name="gr4" draw:text-style-name="P6" draw:layer="layout" svg:width="2.657cm" svg:height="0.839cm" svg:x="8.743cm" svg:y="12.9cm">
          <draw:text-box>
            <text:p><text:span text:style-name="T3">Certified</text:span></text:p>
          </draw:text-box>
        </draw:frame>
        <draw:frame draw:style-name="gr4" draw:text-style-name="P6" draw:layer="layout" svg:width="3.3cm" svg:height="0.839cm" svg:x="9cm" svg:y="16.161cm">
          <draw:text-box>
            <text:p><text:span text:style-name="T3">Employees</text:span></text:p>
          </draw:text-box>
        </draw:frame>
        <draw:frame draw:style-name="gr4" draw:text-style-name="P6" draw:layer="layout" svg:width="4.545cm" svg:height="0.839cm" svg:x="8.955cm" svg:y="19.7cm">
          <draw:text-box>
            <text:p><text:span text:style-name="T3">Certified Piolets</text:span></text:p>
          </draw:text-box>
        </draw:frame>
        <draw:frame draw:style-name="gr4" draw:text-style-name="P6" draw:layer="layout" svg:width="3.448cm" svg:height="0.839cm" svg:x="8.5cm" svg:y="2.9cm">
          <draw:text-box>
            <text:p><text:span text:style-name="T3">Program - 2</text:span></text:p>
          </draw:text-box>
        </draw:frame>
        <draw:frame draw:style-name="gr4" draw:text-style-name="P9" draw:layer="layout" svg:width="1.04cm" svg:height="0.683cm" svg:x="2.96cm" svg:y="7.396cm">
          <draw:text-box>
            <text:p text:style-name="P8"><text:span text:style-name="T5">PK</text:span></text:p>
          </draw:text-box>
        </draw:frame>
        <draw:frame draw:style-name="gr4" draw:text-style-name="P9" draw:layer="layout" svg:width="1.04cm" svg:height="0.683cm" svg:x="5.56cm" svg:y="18cm">
          <draw:text-box>
            <text:p text:style-name="P8"><text:span text:style-name="T5">PK</text:span></text:p>
          </draw:text-box>
        </draw:frame>
        <draw:frame draw:style-name="gr4" draw:text-style-name="P9" draw:layer="layout" svg:width="1.666cm" svg:height="0.683cm" svg:x="7.5cm" svg:y="14.5cm">
          <draw:text-box>
            <text:p text:style-name="P8"><text:span text:style-name="T5">PK,FK</text:span></text:p>
          </draw:text-box>
        </draw:frame>
        <draw:frame draw:style-name="gr4" draw:text-style-name="P9" draw:layer="layout" svg:width="1.666cm" svg:height="0.683cm" svg:x="11.434cm" svg:y="14.517cm">
          <draw:text-box>
            <text:p text:style-name="P8"><text:span text:style-name="T5">PK,FK</text:span></text:p>
          </draw:text-box>
        </draw:frame>
        <draw:frame draw:style-name="gr4" draw:text-style-name="P9" draw:layer="layout" svg:width="1.666cm" svg:height="0.683cm" svg:x="11.7cm" svg:y="21.3cm">
          <draw:text-box>
            <text:p text:style-name="P8"><text:span text:style-name="T5">PK,FK</text:span></text:p>
          </draw:text-box>
        </draw:frame>
        <draw:frame draw:style-name="gr4" draw:text-style-name="P9" draw:layer="layout" svg:width="1.666cm" svg:height="0.683cm" svg:x="8.334cm" svg:y="21.317cm">
          <draw:text-box>
            <text:p text:style-name="P8"><text:span text:style-name="T5">PK,FK</text:span></text:p>
          </draw:text-box>
        </draw:frame>
        <draw:frame draw:style-name="gr4" draw:text-style-name="P9" draw:layer="layout" svg:width="1.666cm" svg:height="0.683cm" svg:x="7.5cm" svg:y="14.501cm">
          <draw:text-box>
            <text:p text:style-name="P8"><text:span text:style-name="T5">PK,FK</text:span></text:p>
          </draw:text-box>
        </draw:frame>
        <draw:frame draw:style-name="gr4" draw:text-style-name="P9" draw:layer="layout" svg:width="1.04cm" svg:height="0.683cm" svg:x="4.4cm" svg:y="10.7cm">
          <draw:text-box>
            <text:p text:style-name="P8"><text:span text:style-name="T5">PK</text:span></text:p>
          </draw:text-box>
        </draw:frame>
        <draw:frame draw:style-name="gr13" draw:text-style-name="P10" draw:layer="layout" svg:width="7.2cm" svg:height="0.683cm" svg:x="4.8cm" svg:y="24.917cm">
          <draw:text-box>
            <text:p text:style-name="P10"><text:span text:style-name="T6">PK - Primary key</text:span></text:p>
          </draw:text-box>
        </draw:frame>
        <draw:frame draw:style-name="gr14" draw:text-style-name="P11" draw:layer="layout" svg:width="7.718cm" svg:height="0.683cm" svg:x="4.782cm" svg:y="25.617cm">
          <draw:text-box>
            <text:p text:style-name="P8"><text:span text:style-name="T5">FK - Foreign key</text:span></text:p>
          </draw:text-box>
        </draw:frame>
      </draw:page>
      <draw:page draw:name="page3" draw:style-name="dp1" draw:master-page-name="Default">
        <draw:custom-shape draw:style-name="gr1" draw:text-style-name="P5" draw:layer="layout" svg:width="15.6cm" svg:height="0.8cm" svg:x="3.7cm" svg:y="7.7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2.5cm" svg:height="0.8cm" svg:x="5.2cm" svg:y="10.339cm">
          <text:p/>
          <draw:enhanced-geometry svg:viewBox="0 0 21600 21600" draw:type="rectangle" draw:enhanced-path="M 0 0 L 21600 0 21600 21600 0 21600 0 0 Z N"/>
        </draw:custom-shape>
        <draw:line draw:style-name="gr2" draw:text-style-name="P5" draw:layer="layout" svg:x1="7cm" svg:y1="7.739cm" svg:x2="7cm" svg:y2="8.539cm">
          <text:p/>
        </draw:line>
        <draw:line draw:style-name="gr2" draw:text-style-name="P5" draw:layer="layout" svg:x1="11.1cm" svg:y1="7.739cm" svg:x2="11.1cm" svg:y2="8.539cm">
          <text:p/>
        </draw:line>
        <draw:line draw:style-name="gr2" draw:text-style-name="P5" draw:layer="layout" svg:x1="15.1cm" svg:y1="7.739cm" svg:x2="15.1cm" svg:y2="8.539cm">
          <text:p/>
        </draw:line>
        <draw:line draw:style-name="gr2" draw:text-style-name="P5" draw:layer="layout" svg:x1="9.1cm" svg:y1="10.339cm" svg:x2="9.1cm" svg:y2="11.139cm">
          <text:p/>
        </draw:line>
        <draw:line draw:style-name="gr2" draw:text-style-name="P5" draw:layer="layout" svg:x1="13.8cm" svg:y1="10.339cm" svg:x2="13.8cm" svg:y2="11.139cm">
          <text:p/>
        </draw:line>
        <draw:line draw:style-name="gr2" draw:text-style-name="P5" draw:layer="layout" svg:x1="8cm" svg:y1="13.039cm" svg:x2="8cm" svg:y2="13.839cm">
          <text:p/>
        </draw:line>
        <draw:line draw:style-name="gr2" draw:text-style-name="P5" draw:layer="layout" svg:x1="12.3cm" svg:y1="13.039cm" svg:x2="12.3cm" svg:y2="13.839cm">
          <text:p/>
        </draw:line>
        <draw:line draw:style-name="gr2" draw:text-style-name="P5" draw:layer="layout" svg:x1="16cm" svg:y1="13.039cm" svg:x2="16cm" svg:y2="13.839cm">
          <text:p/>
        </draw:line>
        <draw:custom-shape draw:style-name="gr1" draw:text-style-name="P5" draw:layer="layout" svg:width="15.9cm" svg:height="0.8cm" svg:x="3.5cm" svg:y="15.539cm">
          <text:p/>
          <draw:enhanced-geometry svg:viewBox="0 0 21600 21600" draw:type="rectangle" draw:enhanced-path="M 0 0 L 21600 0 21600 21600 0 21600 0 0 Z N"/>
        </draw:custom-shape>
        <draw:line draw:style-name="gr2" draw:text-style-name="P5" draw:layer="layout" svg:x1="6.8cm" svg:y1="15.539cm" svg:x2="6.8cm" svg:y2="16.339cm">
          <text:p/>
        </draw:line>
        <draw:line draw:style-name="gr2" draw:text-style-name="P5" draw:layer="layout" svg:x1="10.9cm" svg:y1="15.539cm" svg:x2="10.9cm" svg:y2="16.339cm">
          <text:p/>
        </draw:line>
        <draw:line draw:style-name="gr2" draw:text-style-name="P5" draw:layer="layout" svg:x1="14.9cm" svg:y1="15.539cm" svg:x2="14.9cm" svg:y2="16.339cm">
          <text:p/>
        </draw:line>
        <draw:custom-shape draw:style-name="gr1" draw:text-style-name="P5" draw:layer="layout" svg:width="12.5cm" svg:height="0.8cm" svg:x="5.6cm" svg:y="18.139cm">
          <text:p/>
          <draw:enhanced-geometry svg:viewBox="0 0 21600 21600" draw:type="rectangle" draw:enhanced-path="M 0 0 L 21600 0 21600 21600 0 21600 0 0 Z N"/>
        </draw:custom-shape>
        <draw:line draw:style-name="gr2" draw:text-style-name="P5" draw:layer="layout" svg:x1="9cm" svg:y1="18.139cm" svg:x2="9cm" svg:y2="18.939cm">
          <text:p/>
        </draw:line>
        <draw:line draw:style-name="gr2" draw:text-style-name="P5" draw:layer="layout" svg:x1="13.3cm" svg:y1="18.139cm" svg:x2="13.3cm" svg:y2="18.939cm">
          <text:p/>
        </draw:line>
        <draw:custom-shape draw:style-name="gr1" draw:text-style-name="P5" draw:layer="layout" svg:width="15.7cm" svg:height="0.8cm" svg:x="3.7cm" svg:y="13.039cm">
          <text:p/>
          <draw:enhanced-geometry svg:viewBox="0 0 21600 21600" draw:type="rectangle" draw:enhanced-path="M 0 0 L 21600 0 21600 21600 0 21600 0 0 Z N"/>
        </draw:custom-shape>
        <draw:line draw:style-name="gr2" draw:text-style-name="P5" draw:layer="layout" svg:x1="8cm" svg:y1="13.039cm" svg:x2="8cm" svg:y2="13.839cm">
          <text:p/>
        </draw:line>
        <draw:line draw:style-name="gr2" draw:text-style-name="P5" draw:layer="layout" svg:x1="12.1cm" svg:y1="13.039cm" svg:x2="12.1cm" svg:y2="13.839cm">
          <text:p/>
        </draw:line>
        <draw:line draw:style-name="gr2" draw:text-style-name="P5" draw:layer="layout" svg:x1="16.1cm" svg:y1="13.039cm" svg:x2="16.1cm" svg:y2="13.839cm">
          <text:p/>
        </draw:line>
        <draw:frame draw:style-name="gr4" draw:text-style-name="P2" draw:layer="layout" svg:width="1.865cm" svg:height="0.839cm" svg:x="4.6cm" svg:y="7.739cm">
          <draw:text-box>
            <text:p text:style-name="P4"><text:span text:style-name="T1">regno</text:span></text:p>
          </draw:text-box>
        </draw:frame>
        <draw:frame draw:style-name="gr4" draw:text-style-name="P3" draw:layer="layout" svg:width="1.831cm" svg:height="0.839cm" svg:x="8.069cm" svg:y="7.7cm">
          <draw:text-box>
            <text:p><text:span text:style-name="T2">name</text:span></text:p>
          </draw:text-box>
        </draw:frame>
        <draw:frame draw:style-name="gr4" draw:text-style-name="P3" draw:layer="layout" svg:width="1.831cm" svg:height="0.839cm" svg:x="12.269cm" svg:y="7.739cm">
          <draw:text-box>
            <text:p><text:span text:style-name="T2">major</text:span></text:p>
          </draw:text-box>
        </draw:frame>
        <draw:frame draw:style-name="gr4" draw:text-style-name="P3" draw:layer="layout" svg:width="2.873cm" svg:height="0.839cm" svg:x="15.8cm" svg:y="7.739cm">
          <draw:text-box>
            <text:p><text:span text:style-name="T2">birth_date</text:span></text:p>
          </draw:text-box>
        </draw:frame>
        <draw:frame draw:style-name="gr18" draw:text-style-name="P2" draw:layer="layout" svg:width="3.2cm" svg:height="0.95cm" svg:x="13.9cm" svg:y="18.089cm">
          <draw:text-box>
            <text:p text:style-name="P4"><text:span text:style-name="T1">book_ISBN</text:span></text:p>
          </draw:text-box>
        </draw:frame>
        <draw:frame draw:style-name="gr18" draw:text-style-name="P3" draw:layer="layout" svg:width="2cm" svg:height="0.95cm" svg:x="10.4cm" svg:y="18.089cm">
          <draw:text-box>
            <text:p><text:span text:style-name="T2">sem</text:span></text:p>
          </draw:text-box>
        </draw:frame>
        <draw:frame draw:style-name="gr18" draw:text-style-name="P2" draw:layer="layout" svg:width="3.2cm" svg:height="0.95cm" svg:x="5.8cm" svg:y="18.139cm">
          <draw:text-box>
            <text:p text:style-name="P4"><text:span text:style-name="T1">Course_no</text:span></text:p>
          </draw:text-box>
        </draw:frame>
        <draw:frame draw:style-name="gr18" draw:text-style-name="P3" draw:layer="layout" svg:width="3.2cm" svg:height="0.95cm" svg:x="16.3cm" svg:y="15.489cm">
          <draw:text-box>
            <text:p><text:span text:style-name="T2">author</text:span></text:p>
          </draw:text-box>
        </draw:frame>
        <draw:frame draw:style-name="gr11" draw:text-style-name="P3" draw:layer="layout" svg:width="3.2cm" svg:height="0.839cm" svg:x="11.9cm" svg:y="15.5cm">
          <draw:text-box>
            <text:p><text:span text:style-name="T2">publisher</text:span></text:p>
          </draw:text-box>
        </draw:frame>
        <draw:frame draw:style-name="gr18" draw:text-style-name="P3" draw:layer="layout" svg:width="3.2cm" svg:height="0.95cm" svg:x="7.3cm" svg:y="15.539cm">
          <draw:text-box>
            <text:p><text:span text:style-name="T2">book_title</text:span></text:p>
          </draw:text-box>
        </draw:frame>
        <draw:frame draw:style-name="gr11" draw:text-style-name="P2" draw:layer="layout" svg:width="3.2cm" svg:height="0.839cm" svg:x="3.6cm" svg:y="15.5cm">
          <draw:text-box>
            <text:p text:style-name="P4"><text:span text:style-name="T1">book_ISBN</text:span></text:p>
          </draw:text-box>
        </draw:frame>
        <draw:frame draw:style-name="gr18" draw:text-style-name="P3" draw:layer="layout" svg:width="3.2cm" svg:height="0.95cm" svg:x="16.3cm" svg:y="12.939cm">
          <draw:text-box>
            <text:p><text:span text:style-name="T2">marks</text:span></text:p>
          </draw:text-box>
        </draw:frame>
        <draw:frame draw:style-name="gr18" draw:text-style-name="P2" draw:layer="layout" svg:width="1.8cm" svg:height="0.95cm" svg:x="13.2cm" svg:y="12.989cm">
          <draw:text-box>
            <text:p text:style-name="P4"><text:span text:style-name="T1">sem</text:span></text:p>
          </draw:text-box>
        </draw:frame>
        <draw:frame draw:style-name="gr18" draw:text-style-name="P2" draw:layer="layout" svg:width="3.2cm" svg:height="0.95cm" svg:x="8.5cm" svg:y="12.989cm">
          <draw:text-box>
            <text:p text:style-name="P4"><text:span text:style-name="T1">Course_no</text:span></text:p>
          </draw:text-box>
        </draw:frame>
        <draw:frame draw:style-name="gr18" draw:text-style-name="P2" draw:layer="layout" svg:width="2cm" svg:height="0.95cm" svg:x="4.8cm" svg:y="12.989cm">
          <draw:text-box>
            <text:p text:style-name="P4"><text:span text:style-name="T1">regno</text:span></text:p>
          </draw:text-box>
        </draw:frame>
        <draw:frame draw:style-name="gr18" draw:text-style-name="P3" draw:layer="layout" svg:width="3.2cm" svg:height="0.95cm" svg:x="14.2cm" svg:y="10.339cm">
          <draw:text-box>
            <text:p><text:span text:style-name="T2">dept</text:span></text:p>
          </draw:text-box>
        </draw:frame>
        <draw:frame draw:style-name="gr18" draw:text-style-name="P2" draw:layer="layout" svg:width="3.2cm" svg:height="0.95cm" svg:x="5.6cm" svg:y="10.289cm">
          <draw:text-box>
            <text:p text:style-name="P4"><text:span text:style-name="T1">Course_no</text:span></text:p>
          </draw:text-box>
        </draw:frame>
        <draw:frame draw:style-name="gr18" draw:text-style-name="P3" draw:layer="layout" svg:width="3.2cm" svg:height="0.95cm" svg:x="10.3cm" svg:y="10.289cm">
          <draw:text-box>
            <text:p><text:span text:style-name="T2">Cname</text:span></text:p>
          </draw:text-box>
        </draw:frame>
        <draw:line draw:style-name="gr2" draw:text-style-name="P1" draw:layer="layout" svg:x1="2.6cm" svg:y1="13.339cm" svg:x2="2.6cm" svg:y2="8.339cm">
          <text:p/>
        </draw:line>
        <draw:line draw:style-name="gr8" draw:text-style-name="P1" draw:layer="layout" svg:x1="2.6cm" svg:y1="8.339cm" svg:x2="3.9cm" svg:y2="8.339cm">
          <text:p/>
        </draw:line>
        <draw:line draw:style-name="gr2" draw:text-style-name="P1" draw:layer="layout" svg:x1="2.6cm" svg:y1="13.339cm" svg:x2="3.8cm" svg:y2="13.339cm">
          <text:p/>
        </draw:line>
        <draw:line draw:style-name="gr2" draw:text-style-name="P1" draw:layer="layout" svg:x1="9.5cm" svg:y1="13.839cm" svg:x2="9.5cm" svg:y2="14.639cm">
          <text:p/>
        </draw:line>
        <draw:line draw:style-name="gr2" draw:text-style-name="P1" draw:layer="layout" svg:x1="9.5cm" svg:y1="14.639cm" svg:x2="2cm" svg:y2="14.639cm">
          <text:p/>
        </draw:line>
        <draw:line draw:style-name="gr2" draw:text-style-name="P1" draw:layer="layout" svg:x1="2cm" svg:y1="14.639cm" svg:x2="2cm" svg:y2="10.939cm">
          <text:p/>
        </draw:line>
        <draw:line draw:style-name="gr2" draw:text-style-name="P1" draw:layer="layout" svg:x1="2cm" svg:y1="10.939cm" svg:x2="5.2cm" svg:y2="10.939cm">
          <text:p/>
        </draw:line>
        <draw:line draw:style-name="gr8" draw:text-style-name="P1" draw:layer="layout" svg:x1="2cm" svg:y1="10.939cm" svg:x2="5.3cm" svg:y2="10.939cm">
          <text:p/>
        </draw:line>
        <draw:line draw:style-name="gr2" draw:text-style-name="P1" draw:layer="layout" svg:x1="2cm" svg:y1="18.639cm" svg:x2="5.6cm" svg:y2="18.639cm">
          <text:p/>
        </draw:line>
        <draw:line draw:style-name="gr2" draw:text-style-name="P1" draw:layer="layout" svg:x1="2cm" svg:y1="18.639cm" svg:x2="2cm" svg:y2="15.239cm">
          <text:p/>
        </draw:line>
        <draw:line draw:style-name="gr2" draw:text-style-name="P1" draw:layer="layout" svg:x1="2cm" svg:y1="15.239cm" svg:x2="10.1cm" svg:y2="15.239cm">
          <text:p/>
        </draw:line>
        <draw:line draw:style-name="gr8" draw:text-style-name="P1" draw:layer="layout" svg:x1="10.1cm" svg:y1="15.239cm" svg:x2="10.1cm" svg:y2="13.839cm">
          <text:p/>
        </draw:line>
        <draw:line draw:style-name="gr2" draw:text-style-name="P1" draw:layer="layout" svg:x1="15.6cm" svg:y1="18.139cm" svg:x2="15.6cm" svg:y2="17.539cm">
          <text:p/>
        </draw:line>
        <draw:line draw:style-name="gr2" draw:text-style-name="P1" draw:layer="layout" svg:x1="15.6cm" svg:y1="16.939cm" svg:x2="5.5cm" svg:y2="16.939cm">
          <text:p/>
        </draw:line>
        <draw:frame draw:style-name="gr4" draw:text-style-name="P6" draw:layer="layout" svg:width="3.448cm" svg:height="0.839cm" svg:x="8.552cm" svg:y="1.4cm">
          <draw:text-box>
            <text:p><text:span text:style-name="T3">Program - 3</text:span></text:p>
          </draw:text-box>
        </draw:frame>
        <draw:frame draw:style-name="gr4" draw:text-style-name="P9" draw:layer="layout" svg:width="1.04cm" svg:height="0.683cm" svg:x="4.8cm" svg:y="8.456cm">
          <draw:text-box>
            <text:p text:style-name="P8"><text:span text:style-name="T5">PK</text:span></text:p>
          </draw:text-box>
        </draw:frame>
        <draw:frame draw:style-name="gr4" draw:text-style-name="P9" draw:layer="layout" svg:width="1.04cm" svg:height="0.683cm" svg:x="6.6cm" svg:y="11.056cm">
          <draw:text-box>
            <text:p text:style-name="P8"><text:span text:style-name="T5">PK</text:span></text:p>
          </draw:text-box>
        </draw:frame>
        <draw:frame draw:style-name="gr4" draw:text-style-name="P9" draw:layer="layout" svg:width="1.666cm" svg:height="0.683cm" svg:x="4.834cm" svg:y="13.756cm">
          <draw:text-box>
            <text:p text:style-name="P8"><text:span text:style-name="T5">PK,FK</text:span></text:p>
          </draw:text-box>
        </draw:frame>
        <draw:frame draw:style-name="gr4" draw:text-style-name="P9" draw:layer="layout" svg:width="1.04cm" svg:height="0.683cm" svg:x="4.2cm" svg:y="16.256cm">
          <draw:text-box>
            <text:p text:style-name="P8"><text:span text:style-name="T5">PK</text:span></text:p>
          </draw:text-box>
        </draw:frame>
        <draw:frame draw:style-name="gr4" draw:text-style-name="P9" draw:layer="layout" svg:width="1.018cm" svg:height="0.683cm" svg:x="14.882cm" svg:y="18.956cm">
          <draw:text-box>
            <text:p text:style-name="P8"><text:span text:style-name="T5">FK</text:span></text:p>
          </draw:text-box>
        </draw:frame>
        <draw:frame draw:style-name="gr4" draw:text-style-name="P9" draw:layer="layout" svg:width="1.666cm" svg:height="0.683cm" svg:x="6.4cm" svg:y="18.856cm">
          <draw:text-box>
            <text:p text:style-name="P8"><text:span text:style-name="T5">PK,FK</text:span></text:p>
          </draw:text-box>
        </draw:frame>
        <draw:frame draw:style-name="gr4" draw:text-style-name="P9" draw:layer="layout" svg:width="1.666cm" svg:height="0.683cm" svg:x="10.2cm" svg:y="13.756cm">
          <draw:text-box>
            <text:p text:style-name="P8"><text:span text:style-name="T5">PK,FK</text:span></text:p>
          </draw:text-box>
        </draw:frame>
        <draw:frame draw:style-name="gr9" draw:text-style-name="P6" draw:layer="layout" svg:width="2.471cm" svg:height="0.839cm" svg:x="9.9cm" svg:y="6.8cm">
          <draw:text-box>
            <text:p><text:span text:style-name="T3">Student</text:span></text:p>
          </draw:text-box>
        </draw:frame>
        <draw:frame draw:style-name="gr9" draw:text-style-name="P6" draw:layer="layout" svg:width="2.327cm" svg:height="0.839cm" svg:x="10.2cm" svg:y="9.5cm">
          <draw:text-box>
            <text:p><text:span text:style-name="T3">Course</text:span></text:p>
          </draw:text-box>
        </draw:frame>
        <draw:frame draw:style-name="gr9" draw:text-style-name="P6" draw:layer="layout" svg:width="2.001cm" svg:height="0.839cm" svg:x="10.299cm" svg:y="12.139cm">
          <draw:text-box>
            <text:p><text:span text:style-name="T3">Enroll</text:span></text:p>
          </draw:text-box>
        </draw:frame>
        <draw:frame draw:style-name="gr9" draw:text-style-name="P6" draw:layer="layout" svg:width="1.556cm" svg:height="0.839cm" svg:x="10.644cm" svg:y="14.839cm">
          <draw:text-box>
            <text:p><text:span text:style-name="T3">Text</text:span></text:p>
          </draw:text-box>
        </draw:frame>
        <draw:frame draw:style-name="gr9" draw:text-style-name="P6" draw:layer="layout" svg:width="4.35cm" svg:height="0.839cm" svg:x="9.3cm" svg:y="17.439cm">
          <draw:text-box>
            <text:p><text:span text:style-name="T3">Book_adoption</text:span></text:p>
          </draw:text-box>
        </draw:frame>
        <draw:frame draw:style-name="gr13" draw:text-style-name="P10" draw:layer="layout" svg:width="7.2cm" svg:height="0.683cm" svg:x="4.8cm" svg:y="24.918cm">
          <draw:text-box>
            <text:p text:style-name="P10"><text:span text:style-name="T6">PK - Primary key</text:span></text:p>
          </draw:text-box>
        </draw:frame>
        <draw:frame draw:style-name="gr14" draw:text-style-name="P11" draw:layer="layout" svg:width="7.718cm" svg:height="0.683cm" svg:x="4.782cm" svg:y="25.6cm">
          <draw:text-box>
            <text:p text:style-name="P8"><text:span text:style-name="T5">FK - Foreign key</text:span></text:p>
          </draw:text-box>
        </draw:frame>
        <draw:line draw:style-name="gr8" draw:text-style-name="P12" draw:layer="layout" svg:x1="5.5cm" svg:y1="16.939cm" svg:x2="5.5cm" svg:y2="16.339cm">
          <text:p/>
        </draw:line>
        <draw:line draw:style-name="gr2" draw:text-style-name="P12" draw:layer="layout" svg:x1="15.6cm" svg:y1="16.939cm" svg:x2="15.6cm" svg:y2="17.939cm">
          <text:p/>
        </draw:line>
      </draw:page>
      <draw:page draw:name="page4" draw:style-name="dp1" draw:master-page-name="Default">
        <draw:custom-shape draw:style-name="gr1" draw:text-style-name="P5" draw:layer="layout" svg:width="15.6cm" svg:height="0.8cm" svg:x="3.3cm" svg:y="6.8cm">
          <text:p/>
          <draw:enhanced-geometry svg:viewBox="0 0 21600 21600" draw:type="rectangle" draw:enhanced-path="M 0 0 L 21600 0 21600 21600 0 21600 0 0 Z N"/>
        </draw:custom-shape>
        <draw:line draw:style-name="gr2" draw:text-style-name="P5" draw:layer="layout" svg:x1="7.2cm" svg:y1="6.8cm" svg:x2="7.2cm" svg:y2="7.6cm">
          <text:p/>
        </draw:line>
        <draw:line draw:style-name="gr2" draw:text-style-name="P5" draw:layer="layout" svg:x1="11.3cm" svg:y1="6.8cm" svg:x2="11.3cm" svg:y2="7.6cm">
          <text:p/>
        </draw:line>
        <draw:line draw:style-name="gr2" draw:text-style-name="P5" draw:layer="layout" svg:x1="15.4cm" svg:y1="6.8cm" svg:x2="15.4cm" svg:y2="7.6cm">
          <text:p/>
        </draw:line>
        <draw:frame draw:style-name="gr4" draw:text-style-name="P2" draw:layer="layout" svg:width="2.839cm" svg:height="0.839cm" svg:x="4cm" svg:y="6.861cm">
          <draw:text-box>
            <text:p text:style-name="P4"><text:span text:style-name="T1">author_ID</text:span></text:p>
          </draw:text-box>
        </draw:frame>
        <draw:frame draw:style-name="gr19" draw:text-style-name="P3" draw:layer="layout" svg:width="1.9cm" svg:height="0.839cm" svg:x="8.3cm" svg:y="6.8cm">
          <draw:text-box>
            <text:p><text:span text:style-name="T2">name</text:span></text:p>
          </draw:text-box>
        </draw:frame>
        <draw:frame draw:style-name="gr4" draw:text-style-name="P3" draw:layer="layout" svg:width="1.302cm" svg:height="0.839cm" svg:x="12.798cm" svg:y="6.8cm">
          <draw:text-box>
            <text:p><text:span text:style-name="T2">city</text:span></text:p>
          </draw:text-box>
        </draw:frame>
        <draw:frame draw:style-name="gr4" draw:text-style-name="P3" draw:layer="layout" svg:width="2.25cm" svg:height="0.839cm" svg:x="15.399cm" svg:y="6.8cm">
          <draw:text-box>
            <text:p><text:span text:style-name="T2">country</text:span></text:p>
          </draw:text-box>
        </draw:frame>
        <draw:custom-shape draw:style-name="gr1" draw:text-style-name="P5" draw:layer="layout" svg:width="15.6cm" svg:height="0.8cm" svg:x="3.4cm" svg:y="9.839cm">
          <text:p/>
          <draw:enhanced-geometry svg:viewBox="0 0 21600 21600" draw:type="rectangle" draw:enhanced-path="M 0 0 L 21600 0 21600 21600 0 21600 0 0 Z N"/>
        </draw:custom-shape>
        <draw:line draw:style-name="gr2" draw:text-style-name="P5" draw:layer="layout" svg:x1="7.8cm" svg:y1="9.8cm" svg:x2="7.8cm" svg:y2="10.6cm">
          <text:p/>
        </draw:line>
        <draw:line draw:style-name="gr2" draw:text-style-name="P5" draw:layer="layout" svg:x1="11.7cm" svg:y1="9.9cm" svg:x2="11.7cm" svg:y2="10.7cm">
          <text:p/>
        </draw:line>
        <draw:line draw:style-name="gr2" draw:text-style-name="P5" draw:layer="layout" svg:x1="15.6cm" svg:y1="9.9cm" svg:x2="15.6cm" svg:y2="10.7cm">
          <text:p/>
        </draw:line>
        <draw:frame draw:style-name="gr4" draw:text-style-name="P2" draw:layer="layout" svg:width="3.491cm" svg:height="0.839cm" svg:x="3.309cm" svg:y="9.839cm">
          <draw:text-box>
            <text:p text:style-name="P4"><text:span text:style-name="T1">publisher_ID</text:span></text:p>
          </draw:text-box>
        </draw:frame>
        <draw:frame draw:style-name="gr4" draw:text-style-name="P3" draw:layer="layout" svg:width="1.831cm" svg:height="0.839cm" svg:x="8.669cm" svg:y="9.861cm">
          <draw:text-box>
            <text:p><text:span text:style-name="T2">name</text:span></text:p>
          </draw:text-box>
        </draw:frame>
        <draw:frame draw:style-name="gr4" draw:text-style-name="P3" draw:layer="layout" svg:width="1.302cm" svg:height="0.839cm" svg:x="13.098cm" svg:y="9.861cm">
          <draw:text-box>
            <text:p><text:span text:style-name="T2">city</text:span></text:p>
          </draw:text-box>
        </draw:frame>
        <draw:frame draw:style-name="gr4" draw:text-style-name="P3" draw:layer="layout" svg:width="2.25cm" svg:height="0.839cm" svg:x="16.35cm" svg:y="9.8cm">
          <draw:text-box>
            <text:p><text:span text:style-name="T2">country</text:span></text:p>
          </draw:text-box>
        </draw:frame>
        <draw:custom-shape draw:style-name="gr1" draw:text-style-name="P1" draw:layer="layout" svg:width="17.309cm" svg:height="0.845cm" svg:x="2.091cm" svg:y="13.0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62cm" svg:y1="13.01cm" svg:x2="4.62cm" svg:y2="13.855cm">
          <text:p/>
        </draw:line>
        <draw:line draw:style-name="gr2" draw:text-style-name="P1" draw:layer="layout" svg:x1="8.975cm" svg:y1="13.01cm" svg:x2="8.975cm" svg:y2="13.855cm">
          <text:p/>
        </draw:line>
        <draw:line draw:style-name="gr2" draw:text-style-name="P1" draw:layer="layout" svg:x1="15.507cm" svg:y1="13.01cm" svg:x2="15.507cm" svg:y2="13.855cm">
          <text:p/>
        </draw:line>
        <draw:line draw:style-name="gr2" draw:text-style-name="P1" draw:layer="layout" svg:x1="17.515cm" svg:y1="12.989cm" svg:x2="17.515cm" svg:y2="13.834cm">
          <text:p/>
        </draw:line>
        <draw:frame draw:style-name="gr20" draw:text-style-name="P2" draw:layer="layout" svg:width="2.703cm" svg:height="0.935cm" svg:x="2cm" svg:y="13.01cm">
          <draw:text-box>
            <text:p><text:span text:style-name="T1">book_ID</text:span></text:p>
          </draw:text-box>
        </draw:frame>
        <draw:frame draw:style-name="gr21" draw:text-style-name="P3" draw:layer="layout" svg:width="1.45cm" svg:height="0.935cm" svg:x="4.7cm" svg:y="13.065cm">
          <draw:text-box>
            <text:p><text:span text:style-name="T2">title</text:span></text:p>
          </draw:text-box>
        </draw:frame>
        <draw:frame draw:style-name="gr22" draw:text-style-name="P2" draw:layer="layout" svg:width="2.839cm" svg:height="0.839cm" svg:x="6cm" svg:y="13.026cm">
          <draw:text-box>
            <text:p text:style-name="P4"><text:span text:style-name="T1">author_ID</text:span></text:p>
          </draw:text-box>
        </draw:frame>
        <draw:frame draw:style-name="gr23" draw:text-style-name="P2" draw:layer="layout" svg:width="3.761cm" svg:height="0.935cm" svg:x="8.75cm" svg:y="13.01cm">
          <draw:text-box>
            <text:p text:style-name="P4"><text:span text:style-name="T1">publisher_id</text:span></text:p>
          </draw:text-box>
        </draw:frame>
        <draw:frame draw:style-name="gr24" draw:text-style-name="P3" draw:layer="layout" svg:width="2.127cm" svg:height="0.839cm" svg:x="15.449cm" svg:y="13.01cm">
          <draw:text-box>
            <text:p><text:span text:style-name="T2">arrival</text:span></text:p>
          </draw:text-box>
        </draw:frame>
        <draw:frame draw:style-name="gr25" draw:text-style-name="P2" draw:layer="layout" svg:width="3.546cm" svg:height="0.9cm" svg:x="12.125cm" svg:y="13.045cm">
          <draw:text-box>
            <text:p text:style-name="P4"><text:span text:style-name="T1">category_id</text:span></text:p>
          </draw:text-box>
        </draw:frame>
        <draw:frame draw:style-name="gr26" draw:text-style-name="P3" draw:layer="layout" svg:width="1.658cm" svg:height="0.845cm" svg:x="17.7cm" svg:y="13.02cm">
          <draw:text-box>
            <text:p><text:span text:style-name="T2">price</text:span></text:p>
          </draw:text-box>
        </draw:frame>
        <draw:line draw:style-name="gr2" draw:text-style-name="P1" draw:layer="layout" svg:x1="12.233cm" svg:y1="13.045cm" svg:x2="12.233cm" svg:y2="13.845cm">
          <text:p/>
        </draw:line>
        <draw:custom-shape draw:style-name="gr1" draw:text-style-name="P1" draw:layer="layout" svg:width="8.361cm" svg:height="0.773cm" svg:x="6.191cm" svg:y="16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321cm" svg:y1="16.5cm" svg:x2="10.321cm" svg:y2="17.273cm">
          <text:p/>
        </draw:line>
        <draw:frame draw:style-name="gr6" draw:text-style-name="P2" draw:layer="layout" svg:width="3.8cm" svg:height="0.839cm" svg:x="6.1cm" svg:y="16.503cm">
          <draw:text-box>
            <text:p><text:span text:style-name="T1">category_ID</text:span></text:p>
          </draw:text-box>
        </draw:frame>
        <draw:frame draw:style-name="gr7" draw:text-style-name="P14" draw:layer="layout" svg:width="3.569cm" svg:height="0.839cm" svg:x="10.431cm" svg:y="16.542cm">
          <draw:text-box>
            <text:p text:style-name="P13"><text:span text:style-name="T7">description</text:span></text:p>
          </draw:text-box>
        </draw:frame>
        <draw:custom-shape draw:style-name="gr1" draw:text-style-name="P5" draw:layer="layout" svg:width="12.5cm" svg:height="0.8cm" svg:x="4.3cm" svg:y="19.25cm">
          <text:p/>
          <draw:enhanced-geometry svg:viewBox="0 0 21600 21600" draw:type="rectangle" draw:enhanced-path="M 0 0 L 21600 0 21600 21600 0 21600 0 0 Z N"/>
        </draw:custom-shape>
        <draw:line draw:style-name="gr2" draw:text-style-name="P5" draw:layer="layout" svg:x1="7.7cm" svg:y1="19.25cm" svg:x2="7.7cm" svg:y2="20.05cm">
          <text:p/>
        </draw:line>
        <draw:line draw:style-name="gr2" draw:text-style-name="P5" draw:layer="layout" svg:x1="12cm" svg:y1="19.25cm" svg:x2="12cm" svg:y2="20.05cm">
          <text:p/>
        </draw:line>
        <draw:frame draw:style-name="gr18" draw:text-style-name="P3" draw:layer="layout" svg:width="3.2cm" svg:height="0.95cm" svg:x="12.6cm" svg:y="19.2cm">
          <draw:text-box>
            <text:p><text:span text:style-name="T2">quantity</text:span></text:p>
          </draw:text-box>
        </draw:frame>
        <draw:frame draw:style-name="gr18" draw:text-style-name="P3" draw:layer="layout" svg:width="2.6cm" svg:height="0.95cm" svg:x="8.5cm" svg:y="19.2cm">
          <draw:text-box>
            <text:p><text:span text:style-name="T2">book_ID</text:span></text:p>
          </draw:text-box>
        </draw:frame>
        <draw:frame draw:style-name="gr18" draw:text-style-name="P2" draw:layer="layout" svg:width="3.2cm" svg:height="0.95cm" svg:x="4.5cm" svg:y="19.25cm">
          <draw:text-box>
            <text:p text:style-name="P4"><text:span text:style-name="T1">order_no</text:span></text:p>
          </draw:text-box>
        </draw:frame>
        <draw:line draw:style-name="gr2" draw:text-style-name="P1" draw:layer="layout" svg:x1="6cm" svg:y1="13.065cm" svg:x2="6cm" svg:y2="13.865cm">
          <text:p/>
        </draw:line>
        <draw:frame draw:style-name="gr27" draw:text-style-name="P6" draw:layer="layout" svg:width="3.448cm" svg:height="1.1cm" svg:x="9.1cm" svg:y="1.9cm">
          <draw:text-box>
            <text:p><text:span text:style-name="T3">Program - 4</text:span></text:p>
          </draw:text-box>
        </draw:frame>
        <draw:line draw:style-name="gr2" draw:text-style-name="P1" draw:layer="layout" svg:x1="7.3cm" svg:y1="13cm" svg:x2="7.3cm" svg:y2="12.3cm">
          <text:p/>
        </draw:line>
        <draw:line draw:style-name="gr2" draw:text-style-name="P1" xml:id="id10" draw:id="id10" draw:layer="layout" svg:x1="7.3cm" svg:y1="12.3cm" svg:x2="2.5cm" svg:y2="12.3cm">
          <text:p/>
        </draw:line>
        <draw:line draw:style-name="gr2" draw:text-style-name="P1" xml:id="id9" draw:id="id9" draw:layer="layout" svg:x1="1.4cm" svg:y1="12.3cm" svg:x2="1.4cm" svg:y2="7.3cm">
          <text:p/>
        </draw:line>
        <draw:line draw:style-name="gr8" draw:text-style-name="P1" xml:id="id11" draw:id="id11" draw:layer="layout" svg:x1="2.5cm" svg:y1="7.3cm" svg:x2="3.5cm" svg:y2="7.3cm">
          <text:p/>
        </draw:line>
        <draw:connector draw:style-name="gr17" draw:text-style-name="P1" draw:layer="layout" svg:x1="1.4cm" svg:y1="12.3cm" svg:x2="2.5cm" svg:y2="12.3cm" draw:start-shape="id9" draw:start-glue-point="2" draw:end-shape="id10" svg:d="m1400 12300h1100" svg:viewBox="0 0 1101 1">
          <text:p/>
        </draw:connector>
        <draw:connector draw:style-name="gr17" draw:text-style-name="P1" draw:layer="layout" svg:x1="1.4cm" svg:y1="7.3cm" svg:x2="2.5cm" svg:y2="7.3cm" draw:start-shape="id9" draw:start-glue-point="0" draw:end-shape="id11" draw:end-glue-point="3" svg:d="m1400 7300h1100" svg:viewBox="0 0 1101 1">
          <text:p/>
        </draw:connector>
        <draw:line draw:style-name="gr2" draw:text-style-name="P1" draw:layer="layout" svg:x1="10.3cm" svg:y1="13cm" svg:x2="10.3cm" svg:y2="12.1cm">
          <text:p/>
        </draw:line>
        <draw:line draw:style-name="gr2" draw:text-style-name="P1" draw:layer="layout" svg:x1="4.8cm" svg:y1="11.9cm" svg:x2="10.3cm" svg:y2="11.9cm">
          <text:p/>
        </draw:line>
        <draw:line draw:style-name="gr2" draw:text-style-name="P1" draw:layer="layout" svg:x1="10.3cm" svg:y1="11.9cm" svg:x2="10.3cm" svg:y2="12.4cm">
          <text:p/>
        </draw:line>
        <draw:line draw:style-name="gr8" draw:text-style-name="P1" draw:layer="layout" svg:x1="4.8cm" svg:y1="11.9cm" svg:x2="4.8cm" svg:y2="10.6cm">
          <text:p/>
        </draw:line>
        <draw:line draw:style-name="gr2" draw:text-style-name="P1" draw:layer="layout" svg:x1="13.9cm" svg:y1="13.9cm" svg:x2="13.9cm" svg:y2="15.1cm">
          <text:p/>
        </draw:line>
        <draw:line draw:style-name="gr2" draw:text-style-name="P1" draw:layer="layout" svg:x1="7.7cm" svg:y1="15.3cm" svg:x2="13.9cm" svg:y2="15.3cm">
          <text:p/>
        </draw:line>
        <draw:custom-shape draw:style-name="gr1" draw:text-style-name="P1" draw:layer="layout" svg:width="0.001cm" svg:height="0.2cm" svg:x="13.9cm" svg:y="15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7.7cm" svg:y1="15.3cm" svg:x2="7.7cm" svg:y2="16.5cm">
          <text:p/>
        </draw:line>
        <draw:line draw:style-name="gr2" draw:text-style-name="P1" draw:layer="layout" svg:x1="9.9cm" svg:y1="20.1cm" svg:x2="9.9cm" svg:y2="20.9cm">
          <text:p/>
        </draw:line>
        <draw:line draw:style-name="gr2" draw:text-style-name="P1" draw:layer="layout" svg:x1="3cm" svg:y1="20.9cm" svg:x2="9.9cm" svg:y2="20.9cm">
          <text:p/>
        </draw:line>
        <draw:line draw:style-name="gr8" draw:text-style-name="P1" draw:layer="layout" svg:x1="3cm" svg:y1="20.9cm" svg:x2="3cm" svg:y2="13.8cm">
          <text:p/>
        </draw:line>
        <draw:frame draw:style-name="gr4" draw:text-style-name="P9" draw:layer="layout" svg:width="1.04cm" svg:height="0.683cm" svg:x="4.76cm" svg:y="7.617cm">
          <draw:text-box>
            <text:p text:style-name="P8"><text:span text:style-name="T5">PK</text:span></text:p>
          </draw:text-box>
        </draw:frame>
        <draw:frame draw:style-name="gr4" draw:text-style-name="P9" draw:layer="layout" svg:width="1.04cm" svg:height="0.683cm" svg:x="4.9cm" svg:y="10.617cm">
          <draw:text-box>
            <text:p text:style-name="P8"><text:span text:style-name="T5">PK</text:span></text:p>
          </draw:text-box>
        </draw:frame>
        <draw:frame draw:style-name="gr28" draw:text-style-name="P11" draw:layer="layout" svg:width="1.04cm" svg:height="0.683cm" svg:x="3cm" svg:y="13.9cm">
          <draw:text-box>
            <text:p text:style-name="P8"><text:span text:style-name="T5">PK</text:span></text:p>
          </draw:text-box>
        </draw:frame>
        <draw:frame draw:style-name="gr4" draw:text-style-name="P9" draw:layer="layout" svg:width="1.04cm" svg:height="0.683cm" svg:x="5.06cm" svg:y="20.017cm">
          <draw:text-box>
            <text:p text:style-name="P8"><text:span text:style-name="T5">PK</text:span></text:p>
          </draw:text-box>
        </draw:frame>
        <draw:frame draw:style-name="gr28" draw:text-style-name="P11" draw:layer="layout" svg:width="1.04cm" svg:height="0.683cm" svg:x="7.4cm" svg:y="17.3cm">
          <draw:text-box>
            <text:p text:style-name="P8"><text:span text:style-name="T5">PK</text:span></text:p>
          </draw:text-box>
        </draw:frame>
        <draw:frame draw:style-name="gr4" draw:text-style-name="P9" draw:layer="layout" svg:width="1.018cm" svg:height="0.683cm" svg:x="8.66cm" svg:y="20cm">
          <draw:text-box>
            <text:p text:style-name="P8"><text:span text:style-name="T5">FK</text:span></text:p>
          </draw:text-box>
        </draw:frame>
        <draw:frame draw:style-name="gr9" draw:text-style-name="P6" draw:layer="layout" svg:width="2.233cm" svg:height="0.839cm" svg:x="9.8cm" svg:y="5.8cm">
          <draw:text-box>
            <text:p><text:span text:style-name="T3">Author</text:span></text:p>
          </draw:text-box>
        </draw:frame>
        <draw:frame draw:style-name="gr9" draw:text-style-name="P6" draw:layer="layout" svg:width="2.915cm" svg:height="0.839cm" svg:x="9.529cm" svg:y="8.961cm">
          <draw:text-box>
            <text:p><text:span text:style-name="T3">Publisher</text:span></text:p>
          </draw:text-box>
        </draw:frame>
        <draw:frame draw:style-name="gr9" draw:text-style-name="P6" draw:layer="layout" svg:width="2.445cm" svg:height="0.839cm" svg:x="10.1cm" svg:y="11.861cm">
          <draw:text-box>
            <text:p><text:span text:style-name="T3">Catalog</text:span></text:p>
          </draw:text-box>
        </draw:frame>
        <draw:frame draw:style-name="gr9" draw:text-style-name="P6" draw:layer="layout" svg:width="2.801cm" svg:height="0.839cm" svg:x="9.129cm" svg:y="15.661cm">
          <draw:text-box>
            <text:p><text:span text:style-name="T3">Category</text:span></text:p>
          </draw:text-box>
        </draw:frame>
        <draw:frame draw:style-name="gr9" draw:text-style-name="P6" draw:layer="layout" svg:width="3.927cm" svg:height="0.839cm" svg:x="8.929cm" svg:y="18.461cm">
          <draw:text-box>
            <text:p><text:span text:style-name="T3">Order_details</text:span></text:p>
          </draw:text-box>
        </draw:frame>
        <draw:frame draw:style-name="gr13" draw:text-style-name="P10" draw:layer="layout" svg:width="7.2cm" svg:height="0.683cm" svg:x="4.8cm" svg:y="24.918cm">
          <draw:text-box>
            <text:p text:style-name="P10"><text:span text:style-name="T6">PK - Primary key</text:span></text:p>
          </draw:text-box>
        </draw:frame>
        <draw:frame draw:style-name="gr14" draw:text-style-name="P11" draw:layer="layout" svg:width="7.718cm" svg:height="0.683cm" svg:x="4.8cm" svg:y="25.6cm">
          <draw:text-box>
            <text:p text:style-name="P8"><text:span text:style-name="T5">FK - Foreign key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14.3cm" svg:height="0.915cm" svg:x="3cm" svg:y="14.73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564cm" svg:y1="14.735cm" svg:x2="7.564cm" svg:y2="15.65cm">
          <text:p/>
        </draw:line>
        <draw:line draw:style-name="gr2" draw:text-style-name="P1" draw:layer="layout" svg:x1="12.167cm" svg:y1="14.689cm" svg:x2="12.167cm" svg:y2="15.604cm">
          <text:p/>
        </draw:line>
        <draw:frame draw:style-name="gr29" draw:text-style-name="P2" draw:layer="layout" svg:width="4.653cm" svg:height="0.913cm" svg:x="2.925cm" svg:y="14.736cm">
          <draw:text-box>
            <text:p><text:span text:style-name="T8">customer</text:span><text:span text:style-name="T1">_name</text:span></text:p>
          </draw:text-box>
        </draw:frame>
        <draw:frame draw:style-name="gr30" draw:text-style-name="P3" draw:layer="layout" svg:width="4.351cm" svg:height="0.96cm" svg:x="12.939cm" svg:y="14.78cm">
          <draw:text-box>
            <text:p><text:span text:style-name="T2">customer_city</text:span></text:p>
          </draw:text-box>
        </draw:frame>
        <draw:custom-shape draw:style-name="gr1" draw:text-style-name="P1" draw:layer="layout" svg:width="11.7cm" svg:height="0.8cm" svg:x="2.963cm" svg:y="17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6cm" svg:y1="17.201cm" svg:x2="6cm" svg:y2="18.001cm">
          <text:p/>
        </draw:line>
        <draw:line draw:style-name="gr2" draw:text-style-name="P1" draw:layer="layout" svg:x1="10.5cm" svg:y1="17.201cm" svg:x2="10.5cm" svg:y2="18.001cm">
          <text:p/>
        </draw:line>
        <draw:frame draw:style-name="gr31" draw:text-style-name="P2" draw:layer="layout" svg:width="2.699cm" svg:height="0.839cm" svg:x="3.4cm" svg:y="17.14cm">
          <draw:text-box>
            <text:p><text:span text:style-name="T1">loan_no</text:span></text:p>
          </draw:text-box>
        </draw:frame>
        <draw:frame draw:style-name="gr32" draw:text-style-name="P2" draw:layer="layout" svg:width="4cm" svg:height="0.839cm" svg:x="6.2cm" svg:y="17.24cm">
          <draw:text-box>
            <text:p><text:span text:style-name="T1">branch_name</text:span></text:p>
          </draw:text-box>
        </draw:frame>
        <draw:frame draw:style-name="gr33" draw:text-style-name="P3" draw:layer="layout" svg:width="2.276cm" svg:height="0.839cm" svg:x="11.55cm" svg:y="17.201cm">
          <draw:text-box>
            <text:p><text:span text:style-name="T2">amount</text:span></text:p>
          </draw:text-box>
        </draw:frame>
        <draw:custom-shape draw:style-name="gr1" draw:text-style-name="P1" draw:layer="layout" svg:width="14cm" svg:height="0.82cm" svg:x="2.7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6.29cm" svg:y1="9.18cm" svg:x2="6.29cm" svg:y2="10cm">
          <text:p/>
        </draw:line>
        <draw:line draw:style-name="gr2" draw:text-style-name="P1" draw:layer="layout" svg:x1="11.674cm" svg:y1="9.18cm" svg:x2="11.674cm" svg:y2="10cm">
          <text:p/>
        </draw:line>
        <draw:frame draw:style-name="gr34" draw:text-style-name="P2" draw:layer="layout" svg:width="2.302cm" svg:height="0.86cm" svg:x="3.897cm" svg:y="9.14cm">
          <draw:text-box>
            <text:p><text:span text:style-name="T1">accno</text:span></text:p>
          </draw:text-box>
        </draw:frame>
        <draw:frame draw:style-name="gr35" draw:text-style-name="P2" draw:layer="layout" svg:width="4.496cm" svg:height="0.839cm" svg:x="7.1cm" svg:y="9.14cm">
          <draw:text-box>
            <text:p><text:span text:style-name="T1">branch_name</text:span></text:p>
          </draw:text-box>
        </draw:frame>
        <draw:frame draw:style-name="gr36" draw:text-style-name="P3" draw:layer="layout" svg:width="2.692cm" svg:height="0.86cm" svg:x="12.931cm" svg:y="9.18cm">
          <draw:text-box>
            <text:p><text:span text:style-name="T2">balance</text:span></text:p>
          </draw:text-box>
        </draw:frame>
        <draw:custom-shape draw:style-name="gr1" draw:text-style-name="P1" draw:layer="layout" svg:width="13.9cm" svg:height="0.84cm" svg:x="2.7cm" svg:y="6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6.264cm" svg:y1="6.381cm" svg:x2="6.264cm" svg:y2="7.222cm">
          <text:p/>
        </draw:line>
        <draw:line draw:style-name="gr2" draw:text-style-name="P1" draw:layer="layout" svg:x1="11.61cm" svg:y1="6.381cm" svg:x2="11.61cm" svg:y2="7.222cm">
          <text:p/>
        </draw:line>
        <draw:frame draw:style-name="gr37" draw:text-style-name="P2" draw:layer="layout" svg:width="4.464cm" svg:height="1.058cm" svg:x="2.7cm" svg:y="6.34cm">
          <draw:text-box>
            <text:p><text:span text:style-name="T1">branch_name</text:span></text:p>
          </draw:text-box>
        </draw:frame>
        <draw:frame draw:style-name="gr38" draw:text-style-name="P3" draw:layer="layout" svg:width="3.228cm" svg:height="1.058cm" svg:x="7.834cm" svg:y="6.34cm">
          <draw:text-box>
            <text:p><text:span text:style-name="T2">branch_city</text:span></text:p>
          </draw:text-box>
        </draw:frame>
        <draw:frame draw:style-name="gr39" draw:text-style-name="P3" draw:layer="layout" svg:width="2.673cm" svg:height="1.058cm" svg:x="12.858cm" svg:y="6.382cm">
          <draw:text-box>
            <text:p><text:span text:style-name="T2">assets</text:span></text:p>
          </draw:text-box>
        </draw:frame>
        <draw:frame draw:style-name="gr40" draw:layer="layout" svg:width="2.6cm" svg:height="0.84cm" svg:x="8.3cm" svg:y="5.56cm">
          <draw:text-box>
            <text:p><text:span text:style-name="T3">Branch</text:span></text:p>
          </draw:text-box>
        </draw:frame>
        <draw:custom-shape draw:style-name="gr1" draw:text-style-name="P1" draw:layer="layout" svg:width="8.9cm" svg:height="0.758cm" svg:x="3.1cm" svg:y="19.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496cm" svg:y1="19.3cm" svg:x2="7.496cm" svg:y2="20.058cm">
          <text:p/>
        </draw:line>
        <draw:frame draw:style-name="gr41" draw:text-style-name="P2" draw:layer="layout" svg:width="4.471cm" svg:height="1.4cm" svg:x="3.206cm" svg:y="19.24cm">
          <draw:text-box>
            <text:p><text:span text:style-name="T8">customer</text:span><text:span text:style-name="T1">_name</text:span></text:p>
          </draw:text-box>
        </draw:frame>
        <draw:frame draw:style-name="gr42" draw:text-style-name="P2" draw:layer="layout" svg:width="3.143cm" svg:height="0.981cm" svg:x="7.784cm" svg:y="19.24cm">
          <draw:text-box>
            <text:p><text:span text:style-name="T1">loan_no</text:span></text:p>
          </draw:text-box>
        </draw:frame>
        <draw:custom-shape draw:style-name="gr1" draw:text-style-name="P1" draw:layer="layout" svg:width="11.561cm" svg:height="0.826cm" svg:x="2.739cm" svg:y="11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65cm" svg:y1="12.007cm" svg:x2="8.65cm" svg:y2="12.833cm">
          <text:p/>
        </draw:line>
        <draw:frame draw:style-name="gr43" draw:text-style-name="P2" draw:layer="layout" svg:width="4.5cm" svg:height="1.298cm" svg:x="3.9cm" svg:y="12.037cm">
          <draw:text-box>
            <text:p><text:span text:style-name="T1">customer_name</text:span></text:p>
          </draw:text-box>
        </draw:frame>
        <draw:frame draw:style-name="gr44" draw:layer="layout" svg:width="3.4cm" svg:height="1.139cm" svg:x="7.2cm" svg:y="11.161cm">
          <draw:text-box>
            <text:p><text:span text:style-name="T3">Depositor</text:span></text:p>
          </draw:text-box>
        </draw:frame>
        <draw:frame draw:style-name="gr44" draw:layer="layout" svg:width="3.4cm" svg:height="1.139cm" svg:x="7.4cm" svg:y="14cm">
          <draw:text-box>
            <text:p><text:span text:style-name="T3">Customer</text:span></text:p>
          </draw:text-box>
        </draw:frame>
        <draw:frame draw:style-name="gr44" draw:layer="layout" svg:width="2.8cm" svg:height="1.139cm" svg:x="7.3cm" svg:y="16.361cm">
          <draw:text-box>
            <text:p><text:span text:style-name="T3">Loan</text:span></text:p>
          </draw:text-box>
        </draw:frame>
        <draw:frame draw:style-name="gr44" draw:layer="layout" svg:width="3.1cm" svg:height="1.139cm" svg:x="6cm" svg:y="18.6cm">
          <draw:text-box>
            <text:p><text:span text:style-name="T3">Borrower</text:span></text:p>
          </draw:text-box>
        </draw:frame>
        <draw:frame draw:style-name="gr44" draw:layer="layout" svg:width="2.8cm" svg:height="1.139cm" svg:x="8.39cm" svg:y="8.278cm">
          <draw:text-box>
            <text:p><text:span text:style-name="T3">Account</text:span></text:p>
          </draw:text-box>
        </draw:frame>
        <draw:frame draw:style-name="gr43" draw:text-style-name="P2" draw:layer="layout" svg:width="4.5cm" svg:height="1.298cm" svg:x="3.9cm" svg:y="12.037cm">
          <draw:text-box>
            <text:p><text:span text:style-name="T1">customer_name</text:span></text:p>
          </draw:text-box>
        </draw:frame>
        <draw:frame draw:style-name="gr43" draw:text-style-name="P2" draw:layer="layout" svg:width="4.5cm" svg:height="1.298cm" svg:x="3.9cm" svg:y="12.037cm">
          <draw:text-box>
            <text:p><text:span text:style-name="T8">customer</text:span><text:span text:style-name="T1">_name</text:span></text:p>
          </draw:text-box>
        </draw:frame>
        <draw:frame draw:style-name="gr45" draw:text-style-name="P2" draw:layer="layout" svg:width="2.4cm" svg:height="0.987cm" svg:x="10cm" svg:y="12.013cm">
          <draw:text-box>
            <text:p><text:span text:style-name="T1">accno</text:span></text:p>
          </draw:text-box>
        </draw:frame>
        <draw:frame draw:style-name="gr46" draw:text-style-name="P2" draw:layer="layout" svg:width="5.58cm" svg:height="0.913cm" svg:x="7.665cm" svg:y="14.827cm">
          <draw:text-box>
            <text:p><text:span text:style-name="T9">customer</text:span><text:span text:style-name="T1">_</text:span><text:span text:style-name="T7">street</text:span><text:span text:style-name="T1"><text:tab/></text:span></text:p>
          </draw:text-box>
        </draw:frame>
        <draw:line draw:style-name="gr2" draw:text-style-name="P1" draw:layer="layout" svg:x1="7.5cm" svg:y1="9.04cm" svg:x2="7.5cm" svg:y2="7.74cm">
          <text:p/>
        </draw:line>
        <draw:line draw:style-name="gr2" draw:text-style-name="P1" draw:layer="layout" svg:x1="7.5cm" svg:y1="7.74cm" svg:x2="5.1cm" svg:y2="7.74cm">
          <text:p/>
        </draw:line>
        <draw:line draw:style-name="gr8" draw:text-style-name="P1" draw:layer="layout" svg:x1="5.1cm" svg:y1="7.74cm" svg:x2="5.1cm" svg:y2="7.14cm">
          <text:p/>
        </draw:line>
        <draw:line draw:style-name="gr2" draw:text-style-name="P1" xml:id="id13" draw:id="id13" draw:layer="layout" svg:x1="10.4cm" svg:y1="11.94cm" svg:x2="10.4cm" svg:y2="10.84cm">
          <text:p/>
        </draw:line>
        <draw:line draw:style-name="gr8" draw:text-style-name="P1" xml:id="id12" draw:id="id12" draw:layer="layout" svg:x1="5.6cm" svg:y1="10.84cm" svg:x2="5.6cm" svg:y2="10.04cm">
          <text:p/>
        </draw:line>
        <draw:line draw:style-name="gr8" draw:text-style-name="P1" draw:layer="layout" svg:x1="10.6cm" svg:y1="10.493cm" svg:x2="10.6cm" svg:y2="9.893cm">
          <text:p/>
        </draw:line>
        <draw:line draw:style-name="gr8" draw:text-style-name="P1" draw:layer="layout" svg:x1="6.6cm" svg:y1="12.74cm" svg:x2="6.6cm" svg:y2="14.74cm">
          <text:p/>
        </draw:line>
        <draw:line draw:style-name="gr2" draw:text-style-name="P1" draw:layer="layout" svg:x1="3.1cm" svg:y1="19.64cm" svg:x2="1.9cm" svg:y2="19.64cm">
          <text:p/>
        </draw:line>
        <draw:line draw:style-name="gr2" draw:text-style-name="P1" draw:layer="layout" svg:x1="1.979cm" svg:y1="19.64cm" svg:x2="2cm" svg:y2="15.04cm">
          <text:p/>
        </draw:line>
        <draw:line draw:style-name="gr8" draw:text-style-name="P1" draw:layer="layout" svg:x1="1.9cm" svg:y1="15.04cm" svg:x2="3cm" svg:y2="15.04cm">
          <text:p/>
        </draw:line>
        <draw:line draw:style-name="gr2" draw:text-style-name="P1" draw:layer="layout" svg:x1="8.9cm" svg:y1="19.24cm" svg:x2="8.9cm" svg:y2="18.44cm">
          <text:p/>
        </draw:line>
        <draw:line draw:style-name="gr2" draw:text-style-name="P1" draw:layer="layout" svg:x1="5.2cm" svg:y1="18.44cm" svg:x2="8.9cm" svg:y2="18.44cm">
          <text:p/>
        </draw:line>
        <draw:line draw:style-name="gr8" draw:text-style-name="P1" draw:layer="layout" svg:x1="5.2cm" svg:y1="18.34cm" svg:x2="5.2cm" svg:y2="17.94cm">
          <text:p/>
        </draw:line>
        <draw:frame draw:style-name="gr47" draw:text-style-name="P15" draw:layer="layout" svg:width="1.664cm" svg:height="0.683cm" svg:x="3.036cm" svg:y="7.277cm">
          <draw:text-box>
            <text:p text:style-name="P9"><text:span text:style-name="T10">PK</text:span></text:p>
          </draw:text-box>
        </draw:frame>
        <draw:frame draw:style-name="gr47" draw:text-style-name="P15" draw:layer="layout" svg:width="1.664cm" svg:height="0.683cm" svg:x="2.736cm" svg:y="10.077cm">
          <draw:text-box>
            <text:p text:style-name="P9"><text:span text:style-name="T10">PK</text:span></text:p>
          </draw:text-box>
        </draw:frame>
        <draw:frame draw:style-name="gr47" draw:text-style-name="P16" draw:layer="layout" svg:width="1.823cm" svg:height="0.763cm" svg:x="7.4cm" svg:y="10.04cm">
          <draw:text-box>
            <text:p><text:span text:style-name="T11">PK,FK</text:span></text:p>
          </draw:text-box>
        </draw:frame>
        <draw:frame draw:style-name="gr47" draw:text-style-name="P15" draw:layer="layout" svg:width="1.664cm" svg:height="0.683cm" svg:x="2.936cm" svg:y="12.777cm">
          <draw:text-box>
            <text:p text:style-name="P9"><text:span text:style-name="T10">PK</text:span></text:p>
          </draw:text-box>
        </draw:frame>
        <draw:frame draw:style-name="gr47" draw:text-style-name="P15" draw:layer="layout" svg:width="1.666cm" svg:height="0.683cm" svg:x="10.234cm" svg:y="12.7cm">
          <draw:text-box>
            <text:p text:style-name="P9"><text:span text:style-name="T10">PK,FK</text:span></text:p>
          </draw:text-box>
        </draw:frame>
        <draw:frame draw:style-name="gr47" draw:text-style-name="P15" draw:layer="layout" svg:width="1.666cm" svg:height="0.683cm" svg:x="8.8cm" svg:y="17.9cm">
          <draw:text-box>
            <text:p text:style-name="P9"><text:span text:style-name="T10">PK,FK</text:span></text:p>
          </draw:text-box>
        </draw:frame>
        <draw:frame draw:style-name="gr47" draw:text-style-name="P15" draw:layer="layout" svg:width="1.666cm" svg:height="0.683cm" svg:x="7.934cm" svg:y="19.917cm">
          <draw:text-box>
            <text:p text:style-name="P9"><text:span text:style-name="T10">PK,FK</text:span></text:p>
          </draw:text-box>
        </draw:frame>
        <draw:frame draw:style-name="gr47" draw:text-style-name="P15" draw:layer="layout" svg:width="1.664cm" svg:height="0.683cm" svg:x="3.636cm" svg:y="17.917cm">
          <draw:text-box>
            <text:p text:style-name="P9"><text:span text:style-name="T10">PK</text:span></text:p>
          </draw:text-box>
        </draw:frame>
        <draw:frame draw:style-name="gr47" draw:text-style-name="P15" draw:layer="layout" svg:width="1.664cm" svg:height="0.683cm" svg:x="3.3cm" svg:y="15.64cm">
          <draw:text-box>
            <text:p text:style-name="P9"><text:span text:style-name="T10">PK</text:span></text:p>
          </draw:text-box>
        </draw:frame>
        <draw:frame draw:style-name="gr47" draw:text-style-name="P15" draw:layer="layout" svg:width="1.664cm" svg:height="0.683cm" svg:x="3.436cm" svg:y="20cm">
          <draw:text-box>
            <text:p text:style-name="P9"><text:span text:style-name="T10">PK</text:span></text:p>
          </draw:text-box>
        </draw:frame>
        <draw:line draw:style-name="gr2" draw:text-style-name="P12" draw:layer="layout" svg:x1="10.6cm" svg:y1="10.5cm" svg:x2="17.9cm" svg:y2="10.5cm">
          <text:p/>
        </draw:line>
        <draw:frame draw:style-name="gr4" draw:text-style-name="P6" draw:layer="layout" svg:width="3.448cm" svg:height="0.839cm" svg:x="8.2cm" svg:y="1.761cm">
          <draw:text-box>
            <text:p><text:span text:style-name="T3">Program - 5</text:span></text:p>
          </draw:text-box>
        </draw:frame>
        <draw:connector draw:style-name="gr17" draw:text-style-name="P12" draw:layer="layout" svg:x1="5.6cm" svg:y1="10.84cm" svg:x2="10.4cm" svg:y2="10.84cm" draw:start-shape="id12" draw:start-glue-point="2" draw:end-shape="id13" draw:end-glue-point="0" svg:d="m5600 10840h4800" svg:viewBox="0 0 4801 1">
          <text:p/>
        </draw:connector>
        <draw:line draw:style-name="gr2" draw:text-style-name="P12" xml:id="id14" draw:id="id14" draw:layer="layout" svg:x1="17.9cm" svg:y1="10.5cm" svg:x2="17.9cm" svg:y2="16.3cm">
          <text:p/>
        </draw:line>
        <draw:connector draw:style-name="gr17" draw:text-style-name="P12" xml:id="id15" draw:id="id15" draw:layer="layout" svg:x1="17.9cm" svg:y1="16.3cm" svg:x2="17.9cm" svg:y2="16.3cm" draw:start-shape="id14" draw:start-glue-point="2" draw:end-shape="id14" draw:end-glue-point="2" svg:d="m17900 16300" svg:viewBox="0 0 1 1">
          <text:p/>
        </draw:connector>
        <draw:connector draw:style-name="gr17" draw:text-style-name="P12" draw:layer="layout" svg:x1="17.9cm" svg:y1="16.3cm" svg:x2="17.9cm" svg:y2="16.3cm" draw:start-shape="id15" draw:start-glue-point="0" draw:end-shape="id15" draw:end-glue-point="0" svg:d="m17900 16300" svg:viewBox="0 0 1 1">
          <text:p/>
        </draw:connector>
        <draw:line draw:style-name="gr2" draw:text-style-name="P12" draw:layer="layout" svg:x1="17.9cm" svg:y1="16.3cm" svg:x2="10cm" svg:y2="16.3cm">
          <text:p/>
        </draw:line>
        <draw:line draw:style-name="gr2" draw:text-style-name="P12" draw:layer="layout" svg:x1="10cm" svg:y1="16.3cm" svg:x2="10cm" svg:y2="1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ghana </meta:initial-creator>
    <meta:creation-date>2014-01-21T13:52:21</meta:creation-date>
    <dc:date>2014-01-24T10:49:52</dc:date>
    <dc:creator>fsmk </dc:creator>
    <meta:editing-duration>PT1H44M4S</meta:editing-duration>
    <meta:editing-cycles>12</meta:editing-cycles>
    <meta:generator>LibreOffice/3.5$Linux_X86_64 LibreOffice_project/350m1$Build-2</meta:generator>
    <meta:document-statistic meta:object-count="332"/>
  </office:meta>
</office:document-meta>
</file>